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FA0000002A81C1BD1125D539BB.png" manifest:media-type="image/png"/>
  <manifest:file-entry manifest:full-path="Pictures/100033120000133400000338524EFE1AD92DA5B6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3.75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105.11pt"/>
    </style:style>
    <style:style style:name="co6" style:family="table-column">
      <style:table-column-properties fo:break-before="auto" style:column-width="13.04pt"/>
    </style:style>
    <style:style style:name="co7" style:family="table-column">
      <style:table-column-properties fo:break-before="auto" style:column-width="53.6pt"/>
    </style:style>
    <style:style style:name="co8" style:family="table-column">
      <style:table-column-properties fo:break-before="auto" style:column-width="63.16pt"/>
    </style:style>
    <style:style style:name="co9" style:family="table-column">
      <style:table-column-properties fo:break-before="auto" style:column-width="37.76pt"/>
    </style:style>
    <style:style style:name="co10" style:family="table-column">
      <style:table-column-properties fo:break-before="auto" style:column-width="63.84pt"/>
    </style:style>
    <style:style style:name="co11" style:family="table-column">
      <style:table-column-properties fo:break-before="auto" style:column-width="77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none" fo:border-right="none" fo:border-top="0.99pt solid 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74pt solid #000000" fo:border-right="none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30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3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fo:border-bottom="0.99pt solid #000000" fo:border-left="none" fo:border-right="none" fo:border-top="0.99pt solid #00000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342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293" style:family="table-cell" style:parent-style-name="Default">
      <style:table-cell-properties fo:border-bottom="none" fo:border-left="none" fo:border-right="none" fo:border-top="0.99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order-bottom="none" fo:border-left="0.99pt solid #000000" fo:border-right="0.99pt solid #000000" fo:border-top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5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Mono"/>
    </style:style>
    <style:style style:name="ce1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Mono"/>
    </style:style>
    <style:style style:name="ce102" style:family="table-cell" style:parent-style-name="Default">
      <style:table-cell-properties fo:border-bottom="none" fo:border-left="0.99pt solid #000000" fo:border-right="none" fo:border-top="none"/>
    </style:style>
    <style:style style:name="ce98" style:family="table-cell" style:parent-style-name="Default">
      <style:table-cell-properties fo:border-bottom="none" fo:border-left="none" fo:border-right="0.99pt solid #000000" fo:border-top="none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1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/>
    </style:style>
    <style:style style:name="ce117" style:family="table-cell" style:parent-style-name="Default">
      <style:table-cell-properties fo:border="0.06pt solid #000000"/>
      <style:text-properties fo:color="#808080"/>
    </style:style>
    <style:style style:name="ce119" style:family="table-cell" style:parent-style-name="Default">
      <style:table-cell-properties fo:border-bottom="0.99pt solid #000000" fo:wrap-option="wrap" fo:border-left="none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33" style:family="table-cell" style:parent-style-name="Default">
      <style:table-cell-properties fo:border-bottom="0.99pt solid #000000" fo:wrap-option="wrap" fo:border-left="none" fo:border-right="none" fo:border-top="none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none" style:rotation-angle="270" fo:border-top="none" style:vertical-align="middle"/>
      <style:paragraph-properties fo:text-align="center"/>
      <style:text-properties fo:color="#808080"/>
    </style:style>
    <style:style style:name="ce3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11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144" style:family="table-cell" style:parent-style-name="Default">
      <style:table-cell-properties fo:border-bottom="0.74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46" style:family="table-cell" style:parent-style-name="Default">
      <style:table-cell-properties fo:border-bottom="none" style:text-align-source="fix" style:repeat-content="false" fo:border-left="0.99pt solid #000000" fo:border-right="none" fo:border-top="0.74pt solid #000000"/>
      <style:paragraph-properties fo:text-align="center" fo:margin-left="0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  <style:text-properties fo:color="#808080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1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5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pt"/>
      <style:text-properties fo:color="#808080"/>
    </style:style>
    <style:style style:name="ce159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16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28" style:family="table-cell" style:parent-style-name="Default">
      <style:table-cell-properties fo:border-bottom="none" style:text-align-source="fix" style:repeat-content="false" fo:border-left="0.99pt solid #000000" fo:border-right="none" fo:border-top="0.06pt solid #000000" style:vertical-align="middle"/>
      <style:paragraph-properties fo:text-align="center"/>
      <style:text-properties style:use-window-font-color="true"/>
    </style:style>
    <style:style style:name="ce16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71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color="#808080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95" style:family="table-cell" style:parent-style-name="Default">
      <style:table-cell-properties fo:border="none"/>
    </style:style>
    <style:style style:name="ce19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808080"/>
    </style:style>
    <style:style style:name="ce197" style:family="table-cell" style:parent-style-name="Default">
      <style:text-properties style:use-window-font-color="true"/>
    </style:style>
    <style:style style:name="ce198" style:family="table-cell" style:parent-style-name="Default">
      <style:table-cell-properties fo:border="none"/>
      <style:text-properties style:use-window-font-color="true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808080"/>
    </style:style>
    <style:style style:name="ce21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21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216" style:family="table-cell" style:parent-style-name="Default">
      <style:table-cell-properties fo:border-bottom="0.99pt solid #000000" fo:border-left="0.99pt solid #000000" fo:border-right="none" fo:border-top="none"/>
    </style:style>
    <style:style style:name="ce22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234" style:family="table-cell" style:parent-style-name="Default">
      <style:table-cell-properties fo:border-bottom="0.99pt solid #000000" fo:border-left="none" fo:border-right="0.99pt solid #000000" fo:border-top="none"/>
    </style:style>
    <style:style style:name="ce2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237" style:family="table-cell" style:parent-style-name="Default">
      <style:table-cell-properties fo:border="0.99pt solid #000000"/>
    </style:style>
    <style:style style:name="ce323" style:family="table-cell" style:parent-style-name="Default">
      <style:table-cell-properties fo:border="none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9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245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396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166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252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167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169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170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175" style:family="table-cell" style:parent-style-name="Default">
      <style:table-cell-properties fo:border-bottom="none" fo:background-color="#cccc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76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17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0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269" style:family="table-cell" style:parent-style-name="Default">
      <style:table-cell-properties fo:background-color="#009900"/>
    </style:style>
    <style:style style:name="ce182" style:family="table-cell" style:parent-style-name="Default">
      <style:table-cell-properties fo:background-color="#009900" fo:border="none"/>
    </style:style>
    <style:style style:name="ce183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85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414" style:family="table-cell" style:parent-style-name="Default">
      <style:table-cell-properties fo:background-color="#cccccc" fo:border="none"/>
    </style:style>
    <style:style style:name="ce187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188" style:family="table-cell" style:parent-style-name="Default">
      <style:table-cell-properties fo:background-color="#cccccc"/>
    </style:style>
    <style:style style:name="ce2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83" style:family="table-cell" style:parent-style-name="Default">
      <style:table-cell-properties fo:background-color="transparent"/>
    </style:style>
    <style:style style:name="ce194" style:family="table-cell" style:parent-style-name="Default">
      <style:table-cell-properties fo:background-color="transparent" fo:border="none"/>
    </style:style>
    <style:style style:name="ce19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16" style:family="table-cell" style:parent-style-name="Default">
      <style:table-cell-properties fo:wrap-option="wrap"/>
    </style:style>
    <style:style style:name="ce19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91" style:family="table-cell" style:parent-style-name="Default">
      <style:table-cell-properties fo:border-bottom="none" fo:border-left="none" fo:border-right="none" fo:border-top="0.06pt solid #000000"/>
    </style:style>
    <style:style style:name="ce292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96" style:family="table-cell" style:parent-style-name="Default">
      <style:table-cell-properties fo:border-bottom="0.06pt solid #000000" fo:border-left="none" fo:border-right="none" fo:border-top="0.06pt solid #000000"/>
    </style:style>
    <style:style style:name="ce205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206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207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208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424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425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426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209" style:family="table-cell" style:parent-style-name="Default">
      <style:table-cell-properties fo:border-bottom="none" fo:border-left="none" fo:border-right="0.99pt solid #000000" fo:border-top="0.06pt solid #000000"/>
    </style:style>
    <style:style style:name="ce210" style:family="table-cell" style:parent-style-name="Default">
      <style:table-cell-properties fo:border-bottom="0.06pt solid #000000" fo:border-left="none" fo:border-right="0.99pt solid #000000" fo:border-top="none"/>
    </style:style>
    <style:style style:name="ce306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215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4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19" style:family="table-cell" style:parent-style-name="Default">
      <style:table-cell-properties fo:background-color="#ccffcc" style:text-align-source="fix" style:repeat-content="false" fo:border="none"/>
      <style:paragraph-properties fo:text-align="center" fo:margin-left="0pt"/>
    </style:style>
    <style:style style:name="ce320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 fo:margin-left="0pt"/>
    </style:style>
    <style:style style:name="ce3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21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322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39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40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330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/>
      <style:paragraph-properties fo:text-align="center" fo:margin-left="0pt"/>
    </style:style>
    <style:style style:name="ce334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331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336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19" style:family="table-cell" style:parent-style-name="Default">
      <style:table-cell-properties fo:border-bottom="0.06pt solid #000000" fo:background-color="#ccffcc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 fo:margin-left="0pt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26" style:family="table-cell" style:parent-style-name="Default">
      <style:table-cell-properties fo:border-bottom="0.06pt solid #000000" fo:background-color="#ccffff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7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38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51" style:family="table-cell" style:parent-style-name="Default">
      <style:table-cell-properties fo:border-bottom="none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0" style:family="table-cell" style:parent-style-name="Default">
      <style:table-cell-properties fo:border-bottom="none" fo:background-color="#cc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1" style:family="table-cell" style:parent-style-name="Default">
      <style:table-cell-properties fo:border-bottom="0.06pt solid #000000" fo:background-color="#ccccff" style:text-align-source="fix" style:repeat-content="false" fo:border-left="0.99pt solid #000000" fo:border-right="none" fo:border-top="none"/>
      <style:paragraph-properties fo:text-align="center" fo:margin-left="0pt"/>
    </style:style>
    <style:style style:name="ce343" style:family="table-cell" style:parent-style-name="Default">
      <style:table-cell-properties fo:border-bottom="0.06pt solid #000000" fo:background-color="#cc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6" style:family="table-cell" style:parent-style-name="Default">
      <style:table-cell-properties fo:border-bottom="0.06pt solid #000000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56" style:family="table-cell" style:parent-style-name="Default">
      <style:table-cell-properties fo:border-bottom="none" fo:background-color="#ffcc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9" style:family="table-cell" style:parent-style-name="Default">
      <style:table-cell-properties fo:border-bottom="none" fo:background-color="#ffff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350" style:family="table-cell" style:parent-style-name="Default">
      <style:table-cell-properties fo:border-bottom="0.06pt solid #000000" fo:background-color="#ffccff" style:text-align-source="fix" style:repeat-content="false" fo:border-left="0.99pt solid #000000" fo:border-right="none" fo:border-top="none"/>
      <style:paragraph-properties fo:text-align="center" fo:margin-left="0pt"/>
    </style:style>
    <style:style style:name="ce23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61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36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65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66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68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370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371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46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58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pt"/>
    </style:style>
    <style:style style:name="ce375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pt"/>
    </style:style>
    <style:style style:name="ce376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3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pt"/>
    </style:style>
    <style:style style:name="ce369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pt"/>
    </style:style>
    <style:style style:name="ce3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254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7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385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8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</style:style>
    <style:style style:name="ce3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94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4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3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00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401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476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274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90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pt"/>
    </style:style>
    <style:style style:name="ce413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pt"/>
    </style:style>
    <style:style style:name="ce282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404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85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86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ce3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gr1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1.64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1.64pt" fo:padding-top="0.71pt" fo:padding-bottom="0.71pt" fo:padding-left="0.71pt" fo:padding-right="0.71pt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1.64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1.64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22.9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34.04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1.9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shapes>
          <draw:line draw:z-index="0" draw:style-name="gr1" draw:text-style-name="P1" svg:x1="285.7pt" svg:y1="42.18pt" svg:x2="247.29pt" svg:y2="153.24pt">
            <text:p/>
          </draw:line>
          <draw:custom-shape draw:z-index="1" draw:style-name="gr2" draw:text-style-name="P2" svg:width="8.48pt" svg:height="98.96pt" svg:x="530.45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3" draw:text-style-name="P2" svg:width="8.48pt" svg:height="46.91pt" svg:x="530.45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2" svg:width="8.48pt" svg:height="22pt" svg:x="530.45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4" draw:style-name="gr4" draw:text-style-name="P2" svg:width="8.48pt" svg:height="22pt" svg:x="530.45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5" draw:text-style-name="P2" svg:width="8.5pt" svg:height="9.95pt" svg:x="530.79pt" svg:y="436.48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7" draw:style-name="gr1" draw:text-style-name="P1" svg:x1="140.26pt" svg:y1="106.16pt" svg:x2="120.33pt" svg:y2="153.58pt">
            <text:p/>
          </draw:line>
        </table:shapes>
        <table:table-column table:style-name="co1" table:default-cell-style-name="ce1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3" table:number-columns-repeated="16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16" table:number-rows-spanned="1">
            <text:p>instruction formats</text:p>
          </table:table-cell>
          <table:covered-table-cell table:number-columns-repeated="15"/>
          <table:table-cell table:number-columns-repeated="2"/>
          <table:table-cell table:style-name="ce3" office:value-type="string" calcext:value-type="string" table:number-columns-spanned="9" table:number-rows-spanned="1">
            <text:p>instruction encodings</text:p>
          </table:table-cell>
          <table:covered-table-cell table:number-columns-repeated="8"/>
          <table:table-cell table:number-columns-repeated="16"/>
        </table:table-row>
        <table:table-row table:style-name="ro1">
          <table:table-cell/>
          <table:table-cell table:style-name="ce267" office:value-type="string" calcext:value-type="string">
            <text:p>F</text:p>
          </table:table-cell>
          <table:table-cell table:style-name="ce267" office:value-type="string" calcext:value-type="string">
            <text:p>E</text:p>
          </table:table-cell>
          <table:table-cell table:style-name="ce267" office:value-type="string" calcext:value-type="string">
            <text:p>D</text:p>
          </table:table-cell>
          <table:table-cell table:style-name="ce267" office:value-type="string" calcext:value-type="string">
            <text:p>C</text:p>
          </table:table-cell>
          <table:table-cell table:style-name="ce267" office:value-type="string" calcext:value-type="string">
            <text:p>B</text:p>
          </table:table-cell>
          <table:table-cell table:style-name="ce267" office:value-type="string" calcext:value-type="string">
            <text:p>A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1" calcext:value-type="float">
            <text:p>1</text:p>
          </table:table-cell>
          <table:table-cell table:style-name="ce267" office:value-type="float" office:value="0" calcext:value-type="float">
            <text:p>0</text:p>
          </table:table-cell>
          <table:table-cell/>
          <table:table-cell table:style-name="ce16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11" office:value-type="string" calcext:value-type="string" table:number-columns-spanned="3" table:number-rows-spanned="1">
            <text:p>type</text:p>
          </table:table-cell>
          <table:covered-table-cell table:style-name="ce119"/>
          <table:covered-table-cell table:style-name="ce133"/>
          <table:table-cell table:style-name="ce367" office:value-type="string" calcext:value-type="string">
            <text:p>M=0</text:p>
          </table:table-cell>
          <table:table-cell table:style-name="ce367" office:value-type="string" calcext:value-type="string">
            <text:p>M=1</text:p>
          </table:table-cell>
          <table:table-cell table:style-name="ce199" office:value-type="string" calcext:value-type="string" table:number-columns-spanned="2" table:number-rows-spanned="1">
            <text:p>fmt</text:p>
          </table:table-cell>
          <table:covered-table-cell table:style-name="ce149"/>
          <table:table-cell table:style-name="ce303"/>
          <table:table-cell table:style-name="ce147" office:value-type="string" calcext:value-type="string" table:number-columns-spanned="5" table:number-rows-spanned="1">
            <text:p>note</text:p>
          </table:table-cell>
          <table:covered-table-cell table:number-columns-repeated="4" table:style-name="ce149"/>
          <table:table-cell table:number-columns-repeated="8"/>
        </table:table-row>
        <table:table-row table:style-name="ro1">
          <table:table-cell table:style-name="ce158" office:value-type="string" calcext:value-type="string">
            <text:p>RRR-format </text:p>
          </table:table-cell>
          <table:table-cell table:style-name="ce7" office:value-type="string" calcext:value-type="string" table:number-columns-spanned="5" table:number-rows-spanned="6">
            <text:p>opcode</text:p>
          </table:table-cell>
          <table:covered-table-cell table:style-name="ce7"/>
          <table:covered-table-cell table:style-name="ce8"/>
          <table:covered-table-cell table:style-name="ce7"/>
          <table:covered-table-cell table:style-name="ce9"/>
          <table:table-cell table:style-name="ce7" office:value-type="string" calcext:value-type="string" table:number-columns-spanned="3" table:number-rows-spanned="6">
            <text:p>Rsd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3">
            <text:p>Ra</text:p>
          </table:table-cell>
          <table:covered-table-cell table:number-columns-repeated="2" table:style-name="ce8"/>
          <table:table-cell table:style-name="ce7" office:value-type="string" calcext:value-type="string" table:number-columns-spanned="2" table:number-rows-spanned="2">
            <text:p>type2</text:p>
          </table:table-cell>
          <table:covered-table-cell table:style-name="ce8"/>
          <table:table-cell table:style-name="ce7" office:value-type="string" calcext:value-type="string" table:number-columns-spanned="3" table:number-rows-spanned="1">
            <text:p>Rb</text:p>
          </table:table-cell>
          <table:covered-table-cell table:number-columns-repeated="2" table:style-name="ce8"/>
          <table:table-cell table:style-name="ce53"/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8">
            <text:p>0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7" office:value-type="string" calcext:value-type="string" table:number-columns-spanned="1" table:number-rows-spanned="16">
            <text:p>M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34" office:value-type="string" calcext:value-type="string" table:number-columns-spanned="1" table:number-rows-spanned="16">
            <text:p>n/a</text:p>
          </table:table-cell>
          <table:table-cell table:style-name="ce148" office:value-type="string" calcext:value-type="string">
            <text:p>AND</text:p>
          </table:table-cell>
          <table:table-cell table:style-name="ce380" office:value-type="string" calcext:value-type="string">
            <text:p>ANDI</text:p>
          </table:table-cell>
          <table:table-cell table:style-name="ce211" office:value-type="string" calcext:value-type="string" table:number-columns-spanned="2" table:number-rows-spanned="12">
            <text:p>RRR</text:p>
            <text:p>RR3</text:p>
          </table:table-cell>
          <table:covered-table-cell table:style-name="ce118"/>
          <table:table-cell table:style-name="ce323"/>
          <table:table-cell table:style-name="ce3" office:value-type="string" calcext:value-type="string" table:number-columns-spanned="5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covered-table-cell table:number-columns-repeated="4" table:style-name="ce3"/>
          <table:table-cell table:number-columns-repeated="8"/>
        </table:table-row>
        <table:table-row table:style-name="ro1">
          <table:table-cell table:style-name="ce158" office:value-type="string" calcext:value-type="string">
            <text:p>RR3-format </text:p>
          </table:table-cell>
          <table:covered-table-cell table:number-columns-repeated="4" table:style-name="ce8"/>
          <table:covered-table-cell table:style-name="ce9"/>
          <table:covered-table-cell table:number-columns-repeated="8" table:style-name="ce8"/>
          <table:table-cell table:style-name="ce7" office:value-type="string" calcext:value-type="string" table:number-columns-spanned="3" table:number-rows-spanned="1">
            <text:p>imm3</text:p>
          </table:table-cell>
          <table:covered-table-cell table:number-columns-repeated="2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OR</text:p>
          </table:table-cell>
          <table:table-cell table:style-name="ce46" office:value-type="string" calcext:value-type="string">
            <text:p>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5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imm5</text:p>
          </table:table-cell>
          <table:covered-table-cell table:number-columns-repeated="4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XOR</text:p>
          </table:table-cell>
          <table:table-cell table:style-name="ce46" office:value-type="string" calcext:value-type="string">
            <text:p>X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-format </text:p>
          </table:table-cell>
          <table:covered-table-cell table:number-columns-repeated="8" table:style-name="ce9"/>
          <table:table-cell table:style-name="ce45" office:value-type="string" calcext:value-type="string" table:number-columns-spanned="3" table:number-rows-spanned="2">
            <text:p>type3</text:p>
          </table:table-cell>
          <table:covered-table-cell table:number-columns-repeated="2" table:style-name="ce9"/>
          <table:table-cell table:style-name="ce48" office:value-type="string" calcext:value-type="string" table:number-columns-spanned="2" table:number-rows-spanned="1">
            <text:p>n/a</text:p>
          </table:table-cell>
          <table:covered-table-cell table:style-name="ce9"/>
          <table:table-cell table:style-name="ce45" office:value-type="string" calcext:value-type="string" table:number-columns-spanned="3" table:number-rows-spanned="1">
            <text:p>Rb</text:p>
          </table:table-cell>
          <table:covered-table-cell table:number-columns-repeated="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CMP</text:p>
          </table:table-cell>
          <table:table-cell table:style-name="ce46" office:value-type="string" calcext:value-type="string">
            <text:p>CMP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5-format </text:p>
          </table:table-cell>
          <table:covered-table-cell table:number-columns-repeated="8" table:style-name="ce9"/>
          <table:covered-table-cell table:style-name="ce45"/>
          <table:covered-table-cell table:number-columns-repeated="2" table:style-name="ce9"/>
          <table:table-cell table:style-name="ce45" office:value-type="string" calcext:value-type="string" table:number-columns-spanned="5" table:number-rows-spanned="1">
            <text:p>imm5</text:p>
          </table:table-cell>
          <table:covered-table-cell table:number-columns-repeated="4" table:style-name="ce9"/>
          <table:table-cell table:style-name="ce53"/>
          <table:covered-table-cell table:number-columns-repeated="3" table:style-name="ce8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ADD</text:p>
          </table:table-cell>
          <table:table-cell table:style-name="ce137" office:value-type="string" calcext:value-type="string">
            <text:p>ADD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8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ADC</text:p>
          </table:table-cell>
          <table:table-cell table:style-name="ce46" office:value-type="string" calcext:value-type="string">
            <text:p>ADC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C8-format </text:p>
          </table:table-cell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 table:style-name="ce8"/>
          <table:table-cell table:style-name="ce44" office:value-type="string" calcext:value-type="string">
            <text:p>F</text:p>
          </table:table-cell>
          <table:table-cell table:style-name="ce7" office:value-type="string" calcext:value-type="string" table:number-columns-spanned="3" table:number-rows-spanned="1">
            <text:p>cond</text:p>
          </table:table-cell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UB</text:p>
          </table:table-cell>
          <table:table-cell table:style-name="ce46" office:value-type="string" calcext:value-type="string">
            <text:p>SUB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E13-format 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7" office:value-type="string" calcext:value-type="string" table:number-columns-spanned="13" table:number-rows-spanned="1">
            <text:p>imm13</text:p>
          </table:table-cell>
          <table:covered-table-cell table:number-columns-repeated="1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44" office:value-type="string" calcext:value-type="string">
            <text:p>SBC</text:p>
          </table:table-cell>
          <table:table-cell table:style-name="ce324" office:value-type="string" calcext:value-type="string">
            <text:p>SBC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X-format 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9" office:value-type="string" calcext:value-type="string" table:number-columns-spanned="13" table:number-rows-spanned="1">
            <text:p>?</text:p>
          </table:table-cell>
          <table:covered-table-cell table:number-columns-repeated="12" table:style-name="ce8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8">
            <text:p>1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46" office:value-type="string" calcext:value-type="string">
            <text:p>SLL</text:p>
          </table:table-cell>
          <table:table-cell table:style-name="ce46" office:value-type="string" calcext:value-type="string">
            <text:p>SLLI</text:p>
          </table:table-cell>
          <table:covered-table-cell table:style-name="ce57"/>
          <table:covered-table-cell table:style-name="ce98"/>
          <table:table-cell table:style-name="ce323"/>
          <table:table-cell table:style-name="ce3" office:value-type="string" calcext:value-type="string" table:number-columns-spanned="5" table:number-rows-spanned="4">
            <text:p>via</text:p>
            <text:p>SRU</text:p>
            <text:p>mapping</text:p>
            <text:p>table</text:p>
          </table:table-cell>
          <table:covered-table-cell table:number-columns-repeated="4" table:style-name="ce3"/>
          <table:table-cell table:number-columns-repeated="8"/>
        </table:table-row>
        <table:table-row table:style-name="ro1">
          <table:table-cell table:style-name="Default"/>
          <table:table-cell table:style-name="ce10" table:number-columns-repeated="16"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ROL</text:p>
          </table:table-cell>
          <table:table-cell table:style-name="ce46" office:value-type="string" calcext:value-type="string">
            <text:p>ROL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2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style-name="ce50"/>
          <table:table-cell table:style-name="ce303"/>
          <table:table-cell table:style-name="ce54" office:value-type="string" calcext:value-type="string" table:number-columns-spanned="8" table:number-rows-spanned="1">
            <text:p>imm3 mapping table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number-columns-repeated="2"/>
          <table:table-cell table:style-name="ce98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RL</text:p>
          </table:table-cell>
          <table:table-cell table:style-name="ce46" office:value-type="string" calcext:value-type="string">
            <text:p>SRL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4" office:value-type="string" calcext:value-type="string" table:number-columns-spanned="3" table:number-rows-spanned="1">
            <text:p>cond</text:p>
          </table:table-cell>
          <table:covered-table-cell table:number-columns-repeated="2" table:style-name="ce20"/>
          <table:table-cell table:style-name="ce14" office:value-type="string" calcext:value-type="string" table:number-columns-spanned="4" table:number-rows-spanned="1">
            <text:p>test</text:p>
          </table:table-cell>
          <table:covered-table-cell table:number-columns-repeated="2" table:style-name="ce267"/>
          <table:covered-table-cell table:style-name="ce20"/>
          <table:table-cell/>
          <table:table-cell table:style-name="ce14" office:value-type="string" calcext:value-type="string" table:number-columns-spanned="3" table:number-rows-spanned="1">
            <text:p>imm3</text:p>
          </table:table-cell>
          <table:covered-table-cell table:number-columns-repeated="2" table:style-name="ce20"/>
          <table:table-cell table:style-name="ce14" office:value-type="string" calcext:value-type="string" table:number-columns-spanned="3" table:number-rows-spanned="1">
            <text:p>ALU</text:p>
          </table:table-cell>
          <table:covered-table-cell table:number-columns-repeated="2" table:style-name="ce20"/>
          <table:table-cell table:style-name="ce16" office:value-type="string" calcext:value-type="string" table:number-columns-spanned="2" table:number-rows-spanned="1">
            <text:p>SRU</text:p>
          </table:table-cell>
          <table:covered-table-cell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62" office:value-type="string" calcext:value-type="string">
            <text:p>SRA</text:p>
          </table:table-cell>
          <table:table-cell table:style-name="ce324" office:value-type="string" calcext:value-type="string">
            <text:p>SRA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3" table:number-columns-spanned="1" table:number-rows-spanned="1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 table:style-name="ce73" office:value-type="float" office:value="8" calcext:value-type="float" table:number-columns-spanned="2" table:number-rows-spanned="1">
            <text:p>8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style-name="ce7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23" office:value-type="float" office:value="0" calcext:value-type="float">
            <text:p>0</text:p>
          </table:table-cell>
          <table:covered-table-cell/>
          <table:table-cell table:style-name="ce150" office:value-type="string" calcext:value-type="string" table:number-columns-spanned="2" table:number-rows-spanned="4">
            <text:p>unassigned</text:p>
          </table:table-cell>
          <table:covered-table-cell table:style-name="ce293"/>
          <table:table-cell table:style-name="ce212" office:value-type="string" calcext:value-type="string" table:number-columns-spanned="2" table:number-rows-spanned="4">
            <text:p>n/a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Default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 table:style-name="ce73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number-columns-repeated="2" table:style-name="ce8"/>
          <table:covered-table-cell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/>
          <table:covered-table-cell table:style-name="ce57"/>
          <table:covered-table-cell table:style-name="ce195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8000</text:p>
          </table:table-cell>
          <table:covered-table-cell table:style-name="ce91"/>
          <table:covered-table-cell table:style-name="ce93"/>
          <table:table-cell table:style-name="ce73" office:value-type="float" office:value="2" calcext:value-type="float" table:number-columns-spanned="2" table:number-rows-spanned="1">
            <text:p>2</text:p>
          </table:table-cell>
          <table:covered-table-cell table:style-name="ce75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7" office:value-type="float" office:value="0" calcext:value-type="float">
            <text:p>0</text:p>
          </table:table-cell>
          <table:covered-table-cell/>
          <table:covered-table-cell table:style-name="ce57"/>
          <table:covered-table-cell table:style-name="ce195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style-name="ce73" office:value-type="float" office:value="3" calcext:value-type="float" table:number-columns-spanned="2" table:number-rows-spanned="1">
            <text:p>3</text:p>
          </table:table-cell>
          <table:covered-table-cell table:style-name="ce75"/>
          <table:table-cell table:style-name="ce53"/>
          <table:covered-table-cell table:number-columns-repeated="6"/>
          <table:table-cell table:style-name="ce44" office:value-type="float" office:value="1" calcext:value-type="float">
            <text:p>1</text:p>
          </table:table-cell>
          <table:covered-table-cell/>
          <table:covered-table-cell table:style-name="ce162"/>
          <table:covered-table-cell table:style-name="ce30"/>
          <table:covered-table-cell table:style-name="ce57"/>
          <table:covered-table-cell table:style-name="ce98"/>
          <table:table-cell table:number-columns-repeated="14"/>
        </table:table-row>
        <table:table-row table:style-name="ro1">
          <table:covered-table-cell table:style-name="ce263"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 table:style-name="ce73" office:value-type="float" office:value="4" calcext:value-type="float" table:number-columns-spanned="2" table:number-rows-spanned="1">
            <text:p>4</text:p>
          </table:table-cell>
          <table:covered-table-cell table:style-name="ce75"/>
          <table:table-cell table:style-name="ce53"/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" office:value-type="float" office:value="1" calcext:value-type="float" table:number-columns-spanned="1" table:number-rows-spanned="4">
            <text:p>1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99" office:value-type="string" calcext:value-type="string" table:number-columns-spanned="1" table:number-rows-spanned="4">
            <text:p>M</text:p>
          </table:table-cell>
          <table:table-cell table:style-name="ce39" office:value-type="string" calcext:value-type="string" table:number-columns-spanned="3" table:number-rows-spanned="5">
            <text:p>n/a</text:p>
          </table:table-cell>
          <table:covered-table-cell table:style-name="ce8"/>
          <table:covered-table-cell/>
          <table:table-cell table:style-name="ce110" office:value-type="string" calcext:value-type="string">
            <office:annotation draw:style-name="gr7" draw:text-style-name="P4" svg:width="152.48pt" svg:height="28.37pt" svg:x="475.8pt" svg:y="187.88pt" draw:caption-point-x="-17.29pt" draw:caption-point-y="42.8pt">
              <dc:date>2019-12-11T00:00:00</dc:date>
              <text:p text:style-name="P3"><text:span text:style-name="T1">LD Rd, Ra, </text:span><text:span text:style-name="T1">off:</text:span></text:p>
              <text:p text:style-name="P3"><text:span text:style-name="T1">1) [W|Rd] = </text:span><text:span text:style-name="T1">[[W|Ra]+off]</text:span></text:p>
            </office:annotation>
            <text:p>LD</text:p>
          </table:table-cell>
          <table:table-cell table:style-name="ce46" office:value-type="string" calcext:value-type="string">
            <office:annotation draw:style-name="gr8" draw:text-style-name="P4" svg:width="182.86pt" svg:height="28.63pt" svg:x="518.8pt" svg:y="187.88pt" draw:caption-point-x="-17.29pt" draw:caption-point-y="42.8pt">
              <dc:date>2019-07-12T00:00:00</dc:date>
              <text:p text:style-name="P3"><text:span text:style-name="T1">LD Rd, Ra, </text:span><text:span text:style-name="T1">off:</text:span></text:p>
              <text:p text:style-name="P3"><text:span text:style-name="T1">1) [W|Rd] = </text:span><text:span text:style-name="T1">[[W|Ra]</text:span><text:span text:style-name="T1">+PC+1+off]</text:span></text:p>
            </office:annotation>
            <text:p>LDR</text:p>
          </table:table-cell>
          <table:table-cell table:style-name="ce213" office:value-type="string" calcext:value-type="string" table:number-columns-spanned="2" table:number-rows-spanned="2">
            <text:p>RR5</text:p>
          </table:table-cell>
          <table:covered-table-cell table:style-name="ce118"/>
          <table:table-cell table:style-name="ce323"/>
          <table:table-cell table:style-name="ce3" office:value-type="string" calcext:value-type="string" table:number-columns-spanned="5" table:number-rows-spanned="2">
            <text:p>PC-relative</text:p>
            <text:p>address</text:p>
          </table:table-cell>
          <table:covered-table-cell table:number-columns-repeated="4" table:style-name="ce3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 table:style-name="ce73" office:value-type="float" office:value="5" calcext:value-type="float" table:number-columns-spanned="2" table:number-rows-spanned="1">
            <text:p>5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53.92pt" svg:height="28.37pt" svg:x="475.8pt" svg:y="200.66pt" draw:caption-point-x="-17.29pt" draw:caption-point-y="42.8pt">
              <dc:date>2019-06-28T00:00:00</dc:date>
              <text:p text:style-name="P3"><text:span text:style-name="T1">ST Rs, Ra, </text:span><text:span text:style-name="T1">off:</text:span></text:p>
              <text:p text:style-name="P3"><text:span text:style-name="T1">1) [[W|Ra]</text:span><text:span text:style-name="T1">+off] = [W|</text:span><text:span text:style-name="T1">Rs]</text:span></text:p>
            </office:annotation>
            <text:p>ST</text:p>
          </table:table-cell>
          <table:table-cell table:style-name="ce46" office:value-type="string" calcext:value-type="string">
            <office:annotation draw:style-name="gr7" draw:text-style-name="P4" svg:width="183.2pt" svg:height="28.37pt" svg:x="518.8pt" svg:y="200.66pt" draw:caption-point-x="-17.29pt" draw:caption-point-y="42.8pt">
              <dc:date>2019-07-12T00:00:00</dc:date>
              <text:p text:style-name="P3"><text:span text:style-name="T1">ST Rs, Ra, off:</text:span></text:p>
              <text:p text:style-name="P3"><text:span text:style-name="T1">1) [[W|Ra]</text:span><text:span text:style-name="T1">+PC+1+off] = </text:span><text:span text:style-name="T1">[W|Rs]</text:span></text:p>
            </office:annotation>
            <text:p>STR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7fff</text:p>
          </table:table-cell>
          <table:covered-table-cell table:number-columns-repeated="2"/>
          <table:table-cell table:style-name="ce73" office:value-type="float" office:value="6" calcext:value-type="float" table:number-columns-spanned="2" table:number-rows-spanned="1">
            <text:p>6</text:p>
          </table:table-cell>
          <table:covered-table-cell table:style-name="ce75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70.79pt" svg:height="28.37pt" svg:x="341.6pt" svg:y="138.16pt" draw:caption-point-x="116.9pt" draw:caption-point-y="118.12pt">
              <dc:date>2019-06-28T00:00:00</dc:date>
              <text:p text:style-name="P3"><text:span text:style-name="T1">LDX Rd, Ra, </text:span><text:span text:style-name="T1">off:</text:span></text:p>
              <text:p text:style-name="P3"><text:span text:style-name="T1">1) [W|Rd] = </text:span><text:span text:style-name="T1">ext[[W|Ra]+off]</text:span></text:p>
            </office:annotation>
            <text:p>LDX</text:p>
          </table:table-cell>
          <table:table-cell table:style-name="ce46" office:value-type="string" calcext:value-type="string">
            <office:annotation draw:style-name="gr7" draw:text-style-name="P4" svg:width="127.42pt" svg:height="28.37pt" svg:x="518.8pt" svg:y="213.48pt" draw:caption-point-x="-17.29pt" draw:caption-point-y="42.8pt">
              <dc:date>2019-06-28T00:00:00</dc:date>
              <text:p text:style-name="P3"><text:span text:style-name="T1">LDXA Rd, imm:</text:span></text:p>
              <text:p text:style-name="P3"><text:span text:style-name="T1">1) [W|Rd] = </text:span><text:span text:style-name="T1">ext[imm]</text:span></text:p>
            </office:annotation>
            <text:p>LDXA</text:p>
          </table:table-cell>
          <table:table-cell table:style-name="ce214" office:value-type="string" calcext:value-type="string" table:number-columns-spanned="2" table:number-rows-spanned="2">
            <text:p>RR5</text:p>
            <text:p>R8</text:p>
          </table:table-cell>
          <table:covered-table-cell table:style-name="ce98"/>
          <table:table-cell table:style-name="ce323"/>
          <table:table-cell table:style-name="ce3" office:value-type="string" calcext:value-type="string" table:number-columns-spanned="5" table:number-rows-spanned="2">
            <text:p>zero-based</text:p>
            <text:p>address</text:p>
          </table:table-cell>
          <table:covered-table-cell table:number-columns-repeated="4" table:style-name="ce3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 table:style-name="ce73" office:value-type="float" office:value="7" calcext:value-type="float" table:number-columns-spanned="2" table:number-rows-spanned="1">
            <text:p>7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62" office:value-type="string" calcext:value-type="string">
            <office:annotation draw:style-name="gr7" draw:text-style-name="P4" svg:width="169.71pt" svg:height="28.37pt" svg:x="373.55pt" svg:y="363.03pt" draw:caption-point-x="84.95pt" draw:caption-point-y="-93.97pt">
              <dc:date>2019-06-28T00:00:00</dc:date>
              <text:p text:style-name="P3"><text:span text:style-name="T1">STX Rs, Ra, off:</text:span></text:p>
              <text:p text:style-name="P3"><text:span text:style-name="T1">1) ext[[W|Ra]</text:span><text:span text:style-name="T1">+off] = [W|Rs]</text:span></text:p>
            </office:annotation>
            <text:p>STX</text:p>
          </table:table-cell>
          <table:table-cell table:style-name="ce324" office:value-type="string" calcext:value-type="string">
            <office:annotation draw:style-name="gr7" draw:text-style-name="P4" svg:width="127.42pt" svg:height="28.37pt" svg:x="537.82pt" svg:y="304.16pt" draw:caption-point-x="-36.31pt" draw:caption-point-y="-35.09pt">
              <dc:date>2019-06-28T00:00:00</dc:date>
              <text:p text:style-name="P3"><text:span text:style-name="T1">STXA Rs, imm:</text:span></text:p>
              <text:p text:style-name="P3"><text:span text:style-name="T1">1) ext[imm] = </text:span><text:span text:style-name="T1">[W|Rs]</text:span></text:p>
            </office:annotation>
            <text:p>STXA</text:p>
          </table:table-cell>
          <table:covered-table-cell table:style-name="ce216"/>
          <table:covered-table-cell table:style-name="ce234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0" table:number-columns-repeated="7"/>
          <table:table-cell/>
          <table:table-cell table:style-name="ce10" table:number-columns-repeated="8"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M</text:p>
          </table:table-cell>
          <table:covered-table-cell table:style-name="ce115"/>
          <table:covered-table-cell table:number-columns-repeated="2"/>
          <table:table-cell table:style-name="ce62" office:value-type="string" calcext:value-type="string">
            <office:annotation draw:style-name="gr7" draw:text-style-name="P4" svg:width="99.07pt" svg:height="28.37pt" svg:x="475.8pt" svg:y="239.07pt" draw:caption-point-x="-17.29pt" draw:caption-point-y="42.8pt">
              <dc:date>2019-06-28T00:00:00</dc:date>
              <text:p text:style-name="P3"><text:span text:style-name="T1">MOVI Rd, imm:</text:span></text:p>
              <text:p text:style-name="P3"><text:span text:style-name="T1">1) [W|Rd] = </text:span><text:span text:style-name="T1">imm</text:span></text:p>
            </office:annotation>
            <text:p>MOVI</text:p>
          </table:table-cell>
          <table:table-cell table:style-name="ce43" office:value-type="string" calcext:value-type="string">
            <office:annotation draw:style-name="gr7" draw:text-style-name="P4" svg:width="130.54pt" svg:height="28.37pt" svg:x="440.93pt" svg:y="191.54pt" draw:caption-point-x="60.58pt" draw:caption-point-y="90.34pt">
              <dc:date>2019-07-12T00:00:00</dc:date>
              <text:p text:style-name="P3"><text:span text:style-name="T1">MOVR Rd, off:</text:span></text:p>
              <text:p text:style-name="P3"><text:span text:style-name="T1">1) [W|Rd] = </text:span><text:span text:style-name="T1">PC+1+off</text:span></text:p>
            </office:annotation>
            <text:p>MOVR</text:p>
          </table:table-cell>
          <table:table-cell table:style-name="ce211" office:value-type="string" calcext:value-type="string" table:number-columns-spanned="2" table:number-rows-spanned="1">
            <text:p>R8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3" office:value-type="string" calcext:value-type="string" table:number-columns-spanned="15" table:number-rows-spanned="1">
            <text:p>jump condition mnemonics</text:p>
          </table:table-cell>
          <table:covered-table-cell table:number-columns-repeated="2"/>
          <table:covered-table-cell table:style-name="ce3"/>
          <table:covered-table-cell table:number-columns-repeated="11"/>
          <table:table-cell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string" calcext:value-type="string" table:number-columns-spanned="4" table:number-rows-spanned="1">
            <text:p>n/a</text:p>
          </table:table-cell>
          <table:covered-table-cell table:number-columns-repeated="2" table:style-name="ce117"/>
          <table:covered-table-cell/>
          <table:table-cell table:style-name="ce154" office:value-type="string" calcext:value-type="string" table:number-columns-spanned="2" table:number-rows-spanned="1">
            <text:p>unassigned</text:p>
          </table:table-cell>
          <table:covered-table-cell table:style-name="ce192"/>
          <table:table-cell table:style-name="ce212" office:value-type="string" calcext:value-type="string" table:number-columns-spanned="2" table:number-rows-spanned="1">
            <text:p>n/a</text:p>
          </table:table-cell>
          <table:covered-table-cell table:style-name="ce235"/>
          <table:table-cell table:style-name="ce323"/>
          <table:table-cell table:style-name="ce4"/>
          <table:table-cell table:number-columns-repeated="12"/>
        </table:table-row>
        <table:table-row table:style-name="ro1">
          <table:covered-table-cell/>
          <table:table-cell table:number-columns-repeated="3"/>
          <table:table-cell table:style-name="ce42" office:value-type="string" calcext:value-type="string" table:number-columns-spanned="6" table:number-rows-spanned="1">
            <text:p>by flag</text:p>
          </table:table-cell>
          <table:covered-table-cell table:number-columns-repeated="3" table:style-name="ce342"/>
          <table:covered-table-cell table:number-columns-repeated="2"/>
          <table:table-cell table:style-name="ce42" office:value-type="string" calcext:value-type="string" table:number-columns-spanned="6" table:number-rows-spanned="1">
            <text:p>by relation</text:p>
          </table:table-cell>
          <table:covered-table-cell table:style-name="ce342"/>
          <table:covered-table-cell table:style-name="ce42"/>
          <table:covered-table-cell table:style-name="ce342"/>
          <table:covered-table-cell table:number-columns-repeated="2"/>
          <table:table-cell/>
          <table:table-cell table:style-name="ce98"/>
          <table:table-cell table:style-name="ce45" office:value-type="float" office:value="1" calcext:value-type="float" table:number-columns-spanned="1" table:number-rows-spanned="8">
            <text:p>1</text:p>
          </table:table-cell>
          <table:table-cell table:style-name="ce45" office:value-type="float" office:value="0" calcext:value-type="float" table:number-columns-spanned="1" table:number-rows-spanned="8">
            <text:p>0</text:p>
          </table:table-cell>
          <table:table-cell table:style-name="ce45" office:value-type="float" office:value="1" calcext:value-type="float" table:number-columns-spanned="1" table:number-rows-spanned="8">
            <text:p>1</text:p>
          </table:table-cell>
          <table:table-cell table:style-name="ce45" office:value-type="float" office:value="0" calcext:value-type="float" table:number-columns-spanned="1" table:number-rows-spanned="8">
            <text:p>0</text:p>
          </table:table-cell>
          <table:table-cell table:style-name="ce45" office:value-type="float" office:value="0" calcext:value-type="float" table:number-columns-spanned="1" table:number-rows-spanned="8">
            <text:p>0</text:p>
          </table:table-cell>
          <table:table-cell table:style-name="ce45" office:value-type="float" office:value="0" calcext:value-type="float" table:number-columns-spanned="1" table:number-rows-spanned="4">
            <text:p>0</text:p>
          </table:table-cell>
          <table:table-cell table:style-name="ce45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59" office:value-type="string" calcext:value-type="string" table:number-columns-spanned="2" table:number-rows-spanned="1">
            <office:annotation draw:style-name="gr7" draw:text-style-name="P6" svg:width="87.19pt" svg:height="28.37pt" svg:x="557.46pt" svg:y="281.17pt" draw:caption-point-x="-55.96pt" draw:caption-point-y="26.31pt">
              <dc:date>2019-06-28T00:00:00</dc:date>
              <text:p text:style-name="P5"><text:span text:style-name="T1">STW Rb:</text:span></text:p>
              <text:p text:style-name="P5"><text:span text:style-name="T1">1) W = [W|</text:span><text:span text:style-name="T1">Rb]</text:span></text:p>
            </office:annotation>
            <text:p>STW</text:p>
          </table:table-cell>
          <table:covered-table-cell table:style-name="ce293"/>
          <table:table-cell table:style-name="ce213" office:value-type="string" calcext:value-type="string" table:number-columns-spanned="2" table:number-rows-spanned="2">
            <text:p>RR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16" office:value-type="string" calcext:value-type="string" table:number-columns-spanned="3" table:number-rows-spanned="1">
            <text:p>cond</text:p>
          </table:table-cell>
          <table:covered-table-cell table:number-columns-repeated="2" table:style-name="ce30"/>
          <table:table-cell table:style-name="ce43" office:value-type="string" calcext:value-type="string" table:number-columns-spanned="3" table:number-rows-spanned="1">
            <text:p>F=0</text:p>
          </table:table-cell>
          <table:covered-table-cell table:number-columns-repeated="2" table:style-name="ce30"/>
          <table:table-cell table:style-name="ce43" office:value-type="string" calcext:value-type="string" table:number-columns-spanned="3" table:number-rows-spanned="1">
            <text:p>F=1</text:p>
          </table:table-cell>
          <table:covered-table-cell table:number-columns-repeated="2" table:style-name="ce30"/>
          <table:table-cell table:style-name="ce43" office:value-type="string" calcext:value-type="string" table:number-columns-spanned="3" table:number-rows-spanned="1">
            <text:p>F=0</text:p>
          </table:table-cell>
          <table:covered-table-cell table:number-columns-repeated="2" table:style-name="ce30"/>
          <table:table-cell table:style-name="ce43" office:value-type="string" calcext:value-type="string" table:number-columns-spanned="3" table:number-rows-spanned="1">
            <text:p>F=1</text:p>
          </table:table-cell>
          <table:covered-table-cell table:number-columns-repeated="2" table:style-name="ce30"/>
          <table:table-cell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61" office:value-type="string" calcext:value-type="string" table:number-columns-spanned="2" table:number-rows-spanned="1">
            <office:annotation draw:style-name="gr9" draw:text-style-name="P6" svg:width="89.18pt" svg:height="51.05pt" svg:x="654.49pt" svg:y="294.29pt" draw:caption-point-x="-152.99pt" draw:caption-point-y="25.97pt">
              <dc:date>2019-06-28T00:00:00</dc:date>
              <text:p text:style-name="P5"><text:span text:style-name="T1">SWPW Rd, Rb:</text:span></text:p>
              <text:p text:style-name="P5"><text:span text:style-name="T1">1) t = W</text:span></text:p>
              <text:p text:style-name="P5"><text:span text:style-name="T1">2) W = [W|Rb]</text:span></text:p>
              <text:p text:style-name="P5"><text:span text:style-name="T1">3) [W|Rd] = t</text:span></text:p>
            </office:annotation>
            <text:p>XCHW</text:p>
          </table:table-cell>
          <table:covered-table-cell table:style-name="ce195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>
            <draw:frame draw:z-index="6" draw:name="Image 1" draw:style-name="gr6" draw:text-style-name="P2" svg:width="153.04pt" svg:height="25.63pt" draw:transform="rotate (1.5707963267949) translate (18.9354330708661pt 3.08976377952756pt)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0FA0000002A81C1BD1125D539BB.png" xlink:type="simple" xlink:show="embed" xlink:actuate="onLoad" loext:mime-type="image/png"/>
            </draw:frame>
          </table:covered-table-cell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45" office:value-type="string" calcext:value-type="string" table:number-columns-spanned="3" table:number-rows-spanned="1">
            <text:p>BZ0</text:p>
          </table:table-cell>
          <table:covered-table-cell table:number-columns-repeated="2" table:style-name="ce9"/>
          <table:table-cell table:style-name="ce45" office:value-type="string" calcext:value-type="string" table:number-columns-spanned="3" table:number-rows-spanned="1">
            <text:p>BZ1</text:p>
          </table:table-cell>
          <table:covered-table-cell table:number-columns-repeated="2" table:style-name="ce9"/>
          <table:table-cell table:style-name="ce3" office:value-type="string" calcext:value-type="string" table:number-columns-spanned="3" table:number-rows-spanned="1">
            <text:p>BNE</text:p>
          </table:table-cell>
          <table:covered-table-cell table:number-columns-repeated="2" table:style-name="ce9"/>
          <table:table-cell table:style-name="ce45" office:value-type="string" calcext:value-type="string" table:number-columns-spanned="3" table:number-rows-spanned="1">
            <text:p>BEQ</text:p>
          </table:table-cell>
          <table:covered-table-cell table:number-columns-repeated="2" table:style-name="ce9"/>
          <table:table-cell table:style-name="ce102"/>
          <table:table-cell table:style-name="ce98"/>
          <table:covered-table-cell table:number-columns-repeated="6" table:style-name="ce9"/>
          <table:table-cell table:style-name="ce45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1" office:value-type="string" calcext:value-type="string" table:number-columns-spanned="2" table:number-rows-spanned="1">
            <office:annotation draw:style-name="gr7" draw:text-style-name="P6" svg:width="87.76pt" svg:height="28.37pt" svg:x="557.49pt" svg:y="332.82pt" draw:caption-point-x="-55.98pt" draw:caption-point-y="0.26pt">
              <dc:date>2019-06-28T00:00:00</dc:date>
              <text:p text:style-name="P5"><text:span text:style-name="T1">ADJW imm:</text:span></text:p>
              <text:p text:style-name="P5"><text:span text:style-name="T1">1) W += imm</text:span></text:p>
            </office:annotation>
            <text:p>ADJW</text:p>
          </table:table-cell>
          <table:covered-table-cell/>
          <table:table-cell table:style-name="ce214" office:value-type="string" calcext:value-type="string" table:number-columns-spanned="2" table:number-rows-spanned="2">
            <text:p>R5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BS0</text:p>
          </table:table-cell>
          <table:covered-table-cell table:number-columns-repeated="2" table:style-name="ce84"/>
          <table:table-cell table:style-name="ce45" office:value-type="string" calcext:value-type="string" table:number-columns-spanned="3" table:number-rows-spanned="1">
            <text:p>BS1</text:p>
          </table:table-cell>
          <table:covered-table-cell table:number-columns-repeated="2" table:style-name="ce9"/>
          <table:table-cell table:style-name="ce48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5"/>
          <table:covered-table-cell table:number-columns-repeated="2" table:style-name="ce9"/>
          <table:table-cell table:style-name="ce102"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62" office:value-type="string" calcext:value-type="string" table:number-columns-spanned="2" table:number-rows-spanned="1">
            <office:annotation draw:style-name="gr9" draw:text-style-name="P6" svg:width="89.23pt" svg:height="51.05pt" svg:x="654.86pt" svg:y="358.1pt" draw:caption-point-x="-153.35pt" draw:caption-point-y="-12.22pt">
              <dc:date>2019-06-28T00:00:00</dc:date>
              <text:p text:style-name="P5"><text:span text:style-name="T1">LDW Rd, </text:span><text:span text:style-name="T1">imm:</text:span></text:p>
              <text:p text:style-name="P5"><text:span text:style-name="T1">1) t = W</text:span></text:p>
              <text:p text:style-name="P5"><text:span text:style-name="T1">2) W += imm</text:span></text:p>
              <text:p text:style-name="P5"><text:span text:style-name="T1">3) [W|Rd] = </text:span><text:span text:style-name="T1">t</text:span></text:p>
            </office:annotation>
            <text:p>LDW</text:p>
          </table:table-cell>
          <table:covered-table-cell table:style-name="ce30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 table:style-name="ce45" office:value-type="string" calcext:value-type="string" table:number-columns-spanned="3" table:number-rows-spanned="1">
            <text:p>BC0</text:p>
          </table:table-cell>
          <table:covered-table-cell table:number-columns-repeated="2" table:style-name="ce9"/>
          <table:table-cell table:style-name="ce45" office:value-type="string" calcext:value-type="string" table:number-columns-spanned="3" table:number-rows-spanned="1">
            <text:p>BC1</text:p>
          </table:table-cell>
          <table:covered-table-cell table:number-columns-repeated="2" table:style-name="ce9"/>
          <table:table-cell table:style-name="ce45" office:value-type="string" calcext:value-type="string" table:number-columns-spanned="3" table:number-rows-spanned="1">
            <text:p>BLTU</text:p>
          </table:table-cell>
          <table:covered-table-cell table:number-columns-repeated="2" table:style-name="ce9"/>
          <table:table-cell table:style-name="ce45" office:value-type="string" calcext:value-type="string" table:number-columns-spanned="3" table:number-rows-spanned="1">
            <text:p>BGEU</text:p>
          </table:table-cell>
          <table:covered-table-cell table:number-columns-repeated="2" table:style-name="ce9"/>
          <table:table-cell table:style-name="ce102"/>
          <table:table-cell table:style-name="ce98"/>
          <table:covered-table-cell table:number-columns-repeated="5" table:style-name="ce7"/>
          <table:table-cell table:style-name="ce45" office:value-type="float" office:value="1" calcext:value-type="float" table:number-columns-spanned="1" table:number-rows-spanned="4">
            <text:p>1</text:p>
          </table:table-cell>
          <table:table-cell table:style-name="ce12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28" office:value-type="string" calcext:value-type="string" table:number-columns-spanned="2" table:number-rows-spanned="1">
            <office:annotation draw:style-name="gr7" draw:text-style-name="P4" svg:width="121.1pt" svg:height="28.37pt" svg:x="518.8pt" svg:y="315.86pt" draw:caption-point-x="-17.29pt" draw:caption-point-y="42.8pt">
              <dc:date>2019-07-12T00:00:00</dc:date>
              <text:p text:style-name="P3"><text:span text:style-name="T1">JR Rs, off:</text:span></text:p>
              <text:p text:style-name="P3"><text:span text:style-name="T1">1) PC = [W|Rs]+off</text:span></text:p>
            </office:annotation>
            <text:p>JR</text:p>
          </table:table-cell>
          <table:covered-table-cell table:style-name="ce140"/>
          <table:table-cell table:style-name="ce213" office:value-type="string" calcext:value-type="string" table:number-columns-spanned="2" table:number-rows-spanned="1">
            <text:p>R5</text:p>
          </table:table-cell>
          <table:covered-table-cell table:style-name="ce98"/>
          <table:table-cell table:style-name="ce323"/>
          <table:table-cell table:style-name="ce42"/>
          <table:table-cell table:number-columns-repeated="12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1" calcext:value-type="float">
            <text:p>1</text:p>
          </table:table-cell>
          <table:table-cell table:style-name="ce45" office:value-type="string" calcext:value-type="string" table:number-columns-spanned="3" table:number-rows-spanned="1">
            <text:p>BV0</text:p>
          </table:table-cell>
          <table:covered-table-cell table:number-columns-repeated="2" table:style-name="ce9"/>
          <table:table-cell table:style-name="ce45" office:value-type="string" calcext:value-type="string" table:number-columns-spanned="3" table:number-rows-spanned="1">
            <text:p>BV1</text:p>
          </table:table-cell>
          <table:covered-table-cell table:number-columns-repeated="2" table:style-name="ce9"/>
          <table:table-cell table:style-name="ce48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5"/>
          <table:covered-table-cell table:number-columns-repeated="2" table:style-name="ce9"/>
          <table:table-cell table:style-name="ce102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68" office:value-type="string" calcext:value-type="string" table:number-columns-spanned="2" table:number-rows-spanned="1">
            <office:annotation draw:style-name="gr9" draw:text-style-name="P4" svg:width="94.03pt" svg:height="51.05pt" svg:x="518.8pt" svg:y="328.68pt" draw:caption-point-x="-17.29pt" draw:caption-point-y="42.8pt">
              <dc:date>2019-11-02T00:00:00</dc:date>
              <text:p text:style-name="P3"><text:span text:style-name="T1">JALR Rd, Rb:</text:span></text:p>
              <text:p text:style-name="P3"><text:span text:style-name="T1">1) t = PC+1</text:span></text:p>
              <text:p text:style-name="P3"><text:span text:style-name="T1">2) PC = [W|Rb]</text:span></text:p>
              <text:p text:style-name="P3"><text:span text:style-name="T1">3) [W|Rd] = t</text:span></text:p>
            </office:annotation>
            <text:p>JRAL</text:p>
          </table:table-cell>
          <table:covered-table-cell table:style-name="ce197"/>
          <table:table-cell table:style-name="ce222" office:value-type="string" calcext:value-type="string" table:number-columns-spanned="2" table:number-rows-spanned="1">
            <text:p>RR</text:p>
          </table:table-cell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8" office:value-type="string" calcext:value-type="string" table:number-columns-spanned="6" table:number-rows-spanned="3">
            <text:p>n/a</text:p>
          </table:table-cell>
          <table:covered-table-cell table:number-columns-repeated="2" table:style-name="ce9"/>
          <table:covered-table-cell table:style-name="ce45"/>
          <table:covered-table-cell table:number-columns-repeated="2" table:style-name="ce9"/>
          <table:table-cell table:style-name="ce45" office:value-type="string" calcext:value-type="string" table:number-columns-spanned="3" table:number-rows-spanned="1">
            <text:p>BGTU</text:p>
          </table:table-cell>
          <table:covered-table-cell table:number-columns-repeated="2" table:style-name="ce9"/>
          <table:table-cell table:style-name="ce45" office:value-type="string" calcext:value-type="string" table:number-columns-spanned="3" table:number-rows-spanned="1">
            <text:p>BLEU</text:p>
          </table:table-cell>
          <table:covered-table-cell table:number-columns-repeated="2" table:style-name="ce9"/>
          <table:table-cell table:style-name="ce102"/>
          <table:table-cell table:style-name="ce98"/>
          <table:covered-table-cell table:number-columns-repeated="3" table:style-name="ce8"/>
          <table:covered-table-cell table:style-name="ce7"/>
          <table:covered-table-cell table:style-name="ce8"/>
          <table:covered-table-cell table:style-name="ce9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8" office:value-type="string" calcext:value-type="string" table:number-columns-spanned="2" table:number-rows-spanned="1">
            <office:annotation draw:style-name="gr7" draw:text-style-name="P4" svg:width="181.36pt" svg:height="28.37pt" svg:x="202.73pt" svg:y="325.36pt" draw:caption-point-x="298.77pt" draw:caption-point-y="58.9pt">
              <dc:date>2019-07-11T00:00:00</dc:date>
              <text:p text:style-name="P3"><text:span text:style-name="T1">JV Rs, off:</text:span></text:p>
              <text:p text:style-name="P3"><text:span text:style-name="T1">1) PC = [W|</text:span><text:span text:style-name="T1">Rs]+[[W|Rs]</text:span><text:span text:style-name="T1">+off]</text:span></text:p>
            </office:annotation>
            <text:p>JVT</text:p>
          </table:table-cell>
          <table:covered-table-cell table:style-name="ce198"/>
          <table:table-cell table:style-name="ce222" office:value-type="string" calcext:value-type="string" table:number-columns-spanned="2" table:number-rows-spanned="2">
            <text:p>R5</text:p>
          </table:table-cell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covered-table-cell table:style-name="ce45"/>
          <table:covered-table-cell table:number-columns-repeated="2" table:style-name="ce9"/>
          <table:covered-table-cell table:style-name="ce45"/>
          <table:covered-table-cell table:number-columns-repeated="2" table:style-name="ce9"/>
          <table:table-cell table:style-name="ce45" office:value-type="string" calcext:value-type="string" table:number-columns-spanned="3" table:number-rows-spanned="1">
            <text:p>BGES</text:p>
          </table:table-cell>
          <table:covered-table-cell table:number-columns-repeated="2" table:style-name="ce9"/>
          <table:table-cell table:style-name="ce45" office:value-type="string" calcext:value-type="string" table:number-columns-spanned="3" table:number-rows-spanned="1">
            <text:p>BLTS</text:p>
          </table:table-cell>
          <table:covered-table-cell table:number-columns-repeated="2" table:style-name="ce9"/>
          <table:table-cell table:style-name="ce102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71" office:value-type="string" calcext:value-type="string" table:number-columns-spanned="2" table:number-rows-spanned="1">
            <office:annotation draw:style-name="gr7" draw:text-style-name="P4" svg:width="226.03pt" svg:height="28.37pt" svg:x="205.06pt" svg:y="372.64pt" draw:caption-point-x="296.45pt" draw:caption-point-y="24.43pt">
              <dc:date>2019-07-12T00:00:00</dc:date>
              <text:p text:style-name="P3"><text:span text:style-name="T1">JT Rs, off:</text:span></text:p>
              <text:p text:style-name="P3"><text:span text:style-name="T1">1) PC = PC+1+off+</text:span><text:span text:style-name="T1">[PC+1+off+[W|Rs]]</text:span></text:p>
            </office:annotation>
            <text:p>JST</text:p>
          </table:table-cell>
          <table:covered-table-cell table:style-name="ce198"/>
          <table:covered-table-cell table:style-name="ce57"/>
          <table:covered-table-cell table:style-name="ce98"/>
          <table:table-cell table:style-name="ce323"/>
          <table:table-cell table:style-name="ce46"/>
          <table:table-cell table:style-name="ce303"/>
          <table:table-cell table:style-name="ce46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covered-table-cell table:style-name="ce45"/>
          <table:covered-table-cell table:number-columns-repeated="2" table:style-name="ce9"/>
          <table:covered-table-cell table:style-name="ce45"/>
          <table:covered-table-cell table:number-columns-repeated="2" table:style-name="ce9"/>
          <table:table-cell table:style-name="ce45" office:value-type="string" calcext:value-type="string" table:number-columns-spanned="3" table:number-rows-spanned="1">
            <text:p>BGTS</text:p>
          </table:table-cell>
          <table:covered-table-cell table:number-columns-repeated="2" table:style-name="ce9"/>
          <table:table-cell table:style-name="ce45" office:value-type="string" calcext:value-type="string" table:number-columns-spanned="3" table:number-rows-spanned="1">
            <text:p>BLES</text:p>
          </table:table-cell>
          <table:covered-table-cell table:number-columns-repeated="2" table:style-name="ce9"/>
          <table:table-cell table:style-name="ce102"/>
          <table:table-cell table:style-name="ce98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39" office:value-type="string" calcext:value-type="string" table:number-columns-spanned="3" table:number-rows-spanned="2">
            <text:p>n/a</text:p>
          </table:table-cell>
          <table:covered-table-cell table:style-name="ce8"/>
          <table:covered-table-cell/>
          <table:table-cell table:style-name="ce168" office:value-type="string" calcext:value-type="string" table:number-columns-spanned="2" table:number-rows-spanned="1">
            <office:annotation draw:style-name="gr10" draw:text-style-name="P4" svg:width="108.74pt" svg:height="39.71pt" svg:x="591.62pt" svg:y="403.17pt" draw:caption-point-x="-90.11pt" draw:caption-point-y="6.69pt">
              <dc:date>2019-06-28T00:00:00</dc:date>
              <text:p text:style-name="P3"><text:span text:style-name="T1">JAL Rd, off:</text:span></text:p>
              <text:p text:style-name="P3"><text:span text:style-name="T1">1) [W|Rd] = </text:span><text:span text:style-name="T1">PC+1</text:span></text:p>
              <text:p text:style-name="P3"><text:span text:style-name="T1">2) PC = </text:span><text:span text:style-name="T1">PC+off</text:span></text:p>
            </office:annotation>
            <text:p>JAL</text:p>
          </table:table-cell>
          <table:covered-table-cell table:style-name="ce195"/>
          <table:table-cell table:style-name="ce213" office:value-type="string" calcext:value-type="string" table:number-columns-spanned="2" table:number-rows-spanned="1">
            <text:p>R8</text:p>
          </table:table-cell>
          <table:covered-table-cell table:style-name="ce11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2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333" office:value-type="float" office:value="1" calcext:value-type="float">
            <text:p>1</text:p>
          </table:table-cell>
          <table:table-cell table:style-name="ce45" office:value-type="string" calcext:value-type="string" table:number-columns-spanned="3" table:number-rows-spanned="1">
            <text:p>NOP</text:p>
          </table:table-cell>
          <table:covered-table-cell table:number-columns-repeated="2" table:style-name="ce9"/>
          <table:table-cell table:style-name="ce45" office:value-type="string" calcext:value-type="string" table:number-columns-spanned="3" table:number-rows-spanned="1">
            <text:p>J</text:p>
          </table:table-cell>
          <table:covered-table-cell table:number-columns-repeated="2" table:style-name="ce9"/>
          <table:table-cell table:style-name="ce48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5"/>
          <table:covered-table-cell table:number-columns-repeated="2" table:style-name="ce9"/>
          <table:table-cell table:style-name="ce102"/>
          <table:table-cell table:style-name="ce98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style-name="ce39"/>
          <table:covered-table-cell table:style-name="ce8"/>
          <table:covered-table-cell/>
          <table:table-cell table:style-name="ce162" office:value-type="string" calcext:value-type="string" table:number-columns-spanned="2" table:number-rows-spanned="1">
            <text:p>J/Bcc</text:p>
          </table:table-cell>
          <table:covered-table-cell table:style-name="ce30"/>
          <table:table-cell table:style-name="ce214" office:value-type="string" calcext:value-type="string" table:number-columns-spanned="2" table:number-rows-spanned="1">
            <text:p>C</text:p>
          </table:table-cell>
          <table:covered-table-cell table:style-name="ce120"/>
          <table:table-cell table:style-name="ce323"/>
          <table:table-cell table:number-columns-repeated="13"/>
        </table:table-row>
        <table:table-row table:style-name="ro1">
          <table:table-cell/>
          <table:table-cell table:style-name="ce23" office:value-type="string" calcext:value-type="string" table:number-columns-spanned="3" table:number-rows-spanned="1">
            <text:p>note</text:p>
          </table:table-cell>
          <table:covered-table-cell table:number-columns-repeated="2"/>
          <table:table-cell table:style-name="ce10" office:value-type="string" calcext:value-type="string" table:number-columns-spanned="12" table:number-rows-spanned="1">
            <text:p>Bf0 can also be written as BNf</text:p>
          </table:table-cell>
          <table:covered-table-cell table:number-columns-repeated="11" table:style-name="ce293"/>
          <table:table-cell/>
          <table:table-cell table:style-name="ce98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9" office:value-type="string" calcext:value-type="string" table:number-columns-spanned="5" table:number-rows-spanned="2">
            <text:p>n/a</text:p>
          </table:table-cell>
          <table:covered-table-cell table:number-columns-repeated="3" table:style-name="ce8"/>
          <table:covered-table-cell/>
          <table:table-cell table:style-name="ce162" office:value-type="string" calcext:value-type="string" table:number-columns-spanned="2" table:number-rows-spanned="1">
            <text:p>EXTI</text:p>
          </table:table-cell>
          <table:covered-table-cell table:style-name="ce195"/>
          <table:table-cell table:style-name="ce211" office:value-type="string" calcext:value-type="string" table:number-columns-spanned="2" table:number-rows-spanned="1">
            <text:p>E</text:p>
          </table:table-cell>
          <table:covered-table-cell table:style-name="ce237"/>
          <table:table-cell table:style-name="ce323"/>
          <table:table-cell table:style-name="ce12" office:value-type="string" calcext:value-type="string" table:number-columns-spanned="5" table:number-rows-spanned="1">
            <text:p>prefix</text:p>
          </table:table-cell>
          <table:covered-table-cell table:number-columns-repeated="4" table:style-name="ce22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 table:number-columns-spanned="12" table:number-rows-spanned="1">
            <text:p>Bf1 can also be written as Bf</text:p>
          </table:table-cell>
          <table:covered-table-cell table:number-columns-repeated="11"/>
          <table:table-cell/>
          <table:table-cell table:style-name="ce98"/>
          <table:table-cell table:number-columns-repeated="3" table:style-name="ce44" office:value-type="float" office:value="1" calcext:value-type="float">
            <text:p>1</text:p>
          </table:table-cell>
          <table:covered-table-cell table:style-name="ce39"/>
          <table:covered-table-cell table:number-columns-repeated="3" table:style-name="ce8"/>
          <table:covered-table-cell/>
          <table:table-cell table:style-name="ce130" office:value-type="string" calcext:value-type="string" table:number-columns-spanned="2" table:number-rows-spanned="1">
            <text:p>extensible</text:p>
          </table:table-cell>
          <table:covered-table-cell table:style-name="ce30"/>
          <table:table-cell table:style-name="ce211" office:value-type="string" calcext:value-type="string" table:number-columns-spanned="2" table:number-rows-spanned="1">
            <text:p>X</text:p>
          </table:table-cell>
          <table:covered-table-cell table:style-name="ce237"/>
          <table:table-cell table:number-columns-repeated="14"/>
        </table:table-row>
        <table:table-row table:style-name="ro1">
          <table:table-cell table:number-columns-repeated="18"/>
          <table:table-cell table:style-name="ce10" table:number-columns-repeated="2"/>
          <table:table-cell table:style-name="ce100"/>
          <table:table-cell table:style-name="ce10" table:number-columns-repeated="5"/>
          <table:table-cell table:style-name="ce46" table:number-columns-repeated="2"/>
          <table:table-cell table:number-columns-repeated="16"/>
        </table:table-row>
        <table:table-row table:style-name="ro1">
          <table:table-cell table:number-columns-repeated="44"/>
        </table:table-row>
        <table:table-row table:style-name="ro1">
          <table:table-cell/>
          <table:table-cell table:style-name="ce3" office:value-type="string" calcext:value-type="string" table:number-columns-spanned="15" table:number-rows-spanned="1">
            <text:p>pseudoinstructions</text:p>
          </table:table-cell>
          <table:covered-table-cell table:number-columns-repeated="6"/>
          <table:covered-table-cell table:style-name="ce3"/>
          <table:covered-table-cell table:number-columns-repeated="7"/>
          <table:table-cell table:number-columns-repeated="28"/>
        </table:table-row>
        <table:table-row table:style-name="ro1">
          <table:table-cell/>
          <table:table-cell table:style-name="ce18" office:value-type="string" calcext:value-type="string" table:number-columns-spanned="3" table:number-rows-spanned="1">
            <office:annotation draw:style-name="gr7" draw:text-style-name="P4" svg:width="98.25pt" svg:height="28.37pt" svg:x="123.31pt" svg:y="456.66pt" draw:caption-point-x="-17.29pt" draw:caption-point-y="42.8pt">
              <dc:date>2019-12-11T00:00:00</dc:date>
              <text:p text:style-name="P3"><text:span text:style-name="T1">MOV Rd, Rs:</text:span></text:p>
              <text:p text:style-name="P3"><text:span text:style-name="T1">AND Rd, Rs, Rs</text:span></text:p>
            </office:annotation>
            <text:p>MOV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9" draw:text-style-name="P6" svg:width="99.07pt" svg:height="51.05pt" svg:x="165.6pt" svg:y="456.66pt" draw:caption-point-x="-17.29pt" draw:caption-point-y="42.8pt">
              <dc:date>2019-12-11T00:00:00</dc:date>
              <text:p text:style-name="P5"><text:span text:style-name="T1">XCHG Ra, Rb:</text:span></text:p>
              <text:p text:style-name="P5"><text:span text:style-name="T1">XOR Ra, Ra, Rb</text:span></text:p>
              <text:p text:style-name="P5"><text:span text:style-name="T1">XOR Rb, Rb, Ra</text:span></text:p>
              <text:p text:style-name="P5"><text:span text:style-name="T1">XOR Ra, Ra, Rb</text:span></text:p>
            </office:annotation>
            <text:p>XCHG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9" draw:text-style-name="P6" svg:width="136.32pt" svg:height="51.05pt" svg:x="207.89pt" svg:y="456.66pt" draw:caption-point-x="-17.29pt" draw:caption-point-y="42.8pt">
              <dc:date>2019-12-11T00:00:00</dc:date>
              <text:p text:style-name="P5"><text:span text:style-name="T1">RORI Rd, Ra, amt:</text:span></text:p>
              <text:p text:style-name="P5"><text:span text:style-name="T1">ROLI Rd, Ra, 16 – amt</text:span></text:p>
              <text:p text:style-name="P5"><text:span text:style-name="T1">Or ROLI Rd, Ra, 0 if amt </text:span><text:span text:style-name="T1">== 0</text:span></text:p>
            </office:annotation>
            <text:p>RORI</text:p>
          </table:table-cell>
          <table:covered-table-cell table:number-columns-repeated="2" table:style-name="ce26"/>
          <table:table-cell table:style-name="ce40" table:number-columns-spanned="3" table:number-rows-spanned="1"/>
          <table:covered-table-cell table:number-columns-repeated="2" table:style-name="ce26"/>
          <table:table-cell table:style-name="ce51" table:number-columns-spanned="3" table:number-rows-spanned="1"/>
          <table:covered-table-cell table:style-name="ce26"/>
          <table:covered-table-cell table:style-name="ce145"/>
          <table:table-cell table:number-columns-repeated="28"/>
        </table:table-row>
        <table:table-row table:style-name="ro1" table:number-rows-repeated="1048535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Pipeline" table:style-name="ta1">
        <table:table-column table:style-name="co5" table:default-cell-style-name="ce263"/>
        <table:table-column table:style-name="co6" table:default-cell-style-name="ce252"/>
        <table:table-column table:style-name="co6" table:number-columns-repeated="2" table:default-cell-style-name="Default"/>
        <table:table-column table:style-name="co6" table:default-cell-style-name="ce195"/>
        <table:table-column table:style-name="co6" table:number-columns-repeated="3" table:default-cell-style-name="Default"/>
        <table:table-column table:style-name="co6" table:default-cell-style-name="ce98"/>
        <table:table-column table:style-name="co7" table:number-columns-repeated="3" table:default-cell-style-name="ce195"/>
        <table:table-column table:style-name="co7" table:default-cell-style-name="ce351"/>
        <table:table-column table:style-name="co7" table:default-cell-style-name="ce362"/>
        <table:table-column table:style-name="co7" table:default-cell-style-name="ce368"/>
        <table:table-column table:style-name="co7" table:default-cell-style-name="ce377"/>
        <table:table-column table:style-name="co7" table:number-columns-repeated="2" table:default-cell-style-name="ce50"/>
        <table:table-column table:style-name="co7" table:default-cell-style-name="ce39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" table:default-cell-style-name="ce283"/>
        <table:table-row table:style-name="ro2">
          <table:table-cell table:style-name="ce389"/>
          <table:table-cell table:style-name="ce396" office:value-type="string" calcext:value-type="string">
            <text:p>Ld Rb </text:p>
          </table:table-cell>
          <table:table-cell table:style-name="ce396" office:value-type="string" calcext:value-type="string">
            <text:p>Ld Ra </text:p>
          </table:table-cell>
          <table:table-cell table:style-name="ce396" office:value-type="string" calcext:value-type="string">
            <text:p>Ld Rsd </text:p>
          </table:table-cell>
          <table:table-cell table:style-name="ce396" office:value-type="string" calcext:value-type="string">
            <text:p>St Rsd </text:p>
          </table:table-cell>
          <table:table-cell table:style-name="ce396" office:value-type="string" calcext:value-type="string">
            <text:p>St PC </text:p>
          </table:table-cell>
          <table:table-cell table:style-name="ce396" office:value-type="string" calcext:value-type="string">
            <text:p>St W </text:p>
          </table:table-cell>
          <table:table-cell table:style-name="ce396" office:value-type="string" calcext:value-type="string">
            <text:p>St ZS </text:p>
          </table:table-cell>
          <table:table-cell table:style-name="ce396" office:value-type="string" calcext:value-type="string">
            <text:p>St CV </text:p>
          </table:table-cell>
          <table:table-cell table:style-name="ce430" office:value-type="string" calcext:value-type="string">
            <text:p>Sync</text:p>
            <text:p>Fetch</text:p>
          </table:table-cell>
          <table:table-cell table:style-name="ce367" office:value-type="string" calcext:value-type="string">
            <text:p>Comb</text:p>
            <text:p>Decode</text:p>
          </table:table-cell>
          <table:table-cell table:style-name="ce367" office:value-type="string" calcext:value-type="string">
            <text:p>Comb</text:p>
            <text:p>Eval J</text:p>
          </table:table-cell>
          <table:table-cell table:style-name="ce430" office:value-type="string" calcext:value-type="string">
            <text:p>Sync</text:p>
            <text:p>Load A</text:p>
          </table:table-cell>
          <table:table-cell table:style-name="ce233" office:value-type="string" calcext:value-type="string">
            <text:p>Comb</text:p>
            <text:p>Eval M</text:p>
          </table:table-cell>
          <table:table-cell table:style-name="ce267" office:value-type="string" calcext:value-type="string">
            <text:p>Sync</text:p>
            <text:p>Load B</text:p>
          </table:table-cell>
          <table:table-cell table:style-name="ce333" office:value-type="string" calcext:value-type="string">
            <text:p>Comb</text:p>
            <text:p>Eval R</text:p>
          </table:table-cell>
          <table:table-cell table:style-name="ce267" office:value-type="string" calcext:value-type="string">
            <text:p>Sync</text:p>
            <text:p>Store R</text:p>
          </table:table-cell>
          <table:table-cell table:style-name="ce20" office:value-type="string" calcext:value-type="string">
            <text:p>Comb</text:p>
            <text:p>Eval F</text:p>
          </table:table-cell>
          <table:table-cell table:style-name="ce20" office:value-type="string" calcext:value-type="string">
            <text:p>Comb</text:p>
            <text:p>Eval PC</text:p>
          </table:table-cell>
          <table:table-cell/>
          <table:table-cell table:style-name="ce23"/>
          <table:table-cell/>
          <table:table-cell table:style-name="ce285"/>
          <table:table-cell table:style-name="ce286"/>
          <table:table-cell table:style-name="ce285"/>
          <table:table-cell table:style-name="ce286"/>
        </table:table-row>
        <table:table-row table:style-name="ro1">
          <table:table-cell table:style-name="ce155" office:value-type="string" calcext:value-type="string">
            <text:p>AND/OR/XOR</text:p>
          </table:table-cell>
          <table:table-cell table:style-name="ce166"/>
          <table:table-cell table:style-name="ce180"/>
          <table:table-cell table:style-name="ce193"/>
          <table:table-cell table:style-name="ce180"/>
          <table:table-cell table:style-name="ce291" table:number-columns-repeated="2"/>
          <table:table-cell table:style-name="ce180"/>
          <table:table-cell table:style-name="ce205"/>
          <table:table-cell table:style-name="ce309" office:value-type="string" calcext:value-type="string" table:number-columns-spanned="1" table:number-rows-spanned="30">
            <text:p>[PC]</text:p>
          </table:table-cell>
          <table:table-cell table:style-name="ce309" office:value-type="string" calcext:value-type="string" table:number-columns-spanned="1" table:number-rows-spanned="30">
            <text:p>See</text:p>
            <text:p>encoding</text:p>
            <text:p>table</text:p>
          </table:table-cell>
          <table:table-cell table:style-name="ce314" office:value-type="string" calcext:value-type="string">
            <text:p>—</text:p>
          </table:table-cell>
          <table:table-cell table:style-name="ce219" office:value-type="string" calcext:value-type="string" table:number-columns-spanned="1" table:number-rows-spanned="8">
            <text:p>[W|Ra]</text:p>
          </table:table-cell>
          <table:table-cell table:style-name="ce361" office:value-type="string" calcext:value-type="string" table:number-columns-spanned="1" table:number-rows-spanned="8">
            <text:p>—</text:p>
          </table:table-cell>
          <table:table-cell table:style-name="ce366" office:value-type="string" calcext:value-type="string">
            <text:p>[W|Rb]</text:p>
          </table:table-cell>
          <table:table-cell table:style-name="ce254" office:value-type="string" calcext:value-type="string" table:number-columns-spanned="1" table:number-rows-spanned="2">
            <text:p>A·B</text:p>
          </table:table-cell>
          <table:table-cell table:style-name="ce366" office:value-type="string" calcext:value-type="string" table:number-columns-spanned="1" table:number-rows-spanned="4">
            <text:p>[W|Rsd]</text:p>
          </table:table-cell>
          <table:table-cell table:style-name="ce274" office:value-type="string" calcext:value-type="string" table:number-columns-spanned="1" table:number-rows-spanned="2">
            <text:p>ZS</text:p>
          </table:table-cell>
          <table:table-cell table:style-name="ce334" office:value-type="string" calcext:value-type="string" table:number-columns-spanned="1" table:number-rows-spanned="8">
            <text:p>PC+1</text:p>
          </table:table-cell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6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 table:style-name="ce220"/>
          <table:covered-table-cell/>
          <table:table-cell office:value-type="string" calcext:value-type="string">
            <text:p>J</text:p>
          </table:table-cell>
          <table:covered-table-cell/>
          <table:covered-table-cell table:number-columns-repeated="2" table:style-name="ce393"/>
          <table:covered-table-cell table:style-name="ce278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DD/ADC/SUB/SBC</text:p>
          </table:table-cell>
          <table:table-cell table:style-name="ce167"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 table:style-name="ce110"/>
          <table:covered-table-cell table:style-name="ce436"/>
          <table:table-cell table:style-name="ce370" office:value-type="string" calcext:value-type="string">
            <text:p>[W|Rb]</text:p>
          </table:table-cell>
          <table:table-cell table:style-name="ce385" office:value-type="string" calcext:value-type="string" table:number-columns-spanned="1" table:number-rows-spanned="2">
            <text:p>A±B</text:p>
          </table:table-cell>
          <table:covered-table-cell table:style-name="ce22"/>
          <table:table-cell table:style-name="ce275" office:value-type="string" calcext:value-type="string" table:number-columns-spanned="1" table:number-rows-spanned="4">
            <text:p>CVZS</text:p>
          </table:table-cell>
          <table:covered-table-cell table:style-name="ce283"/>
          <table:table-cell table:number-columns-repeated="3"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DDI/ADCI/SUBI/SBCI</text:p>
          </table:table-cell>
          <table:table-cell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 table:style-name="ce110"/>
          <table:covered-table-cell table:style-name="ce436"/>
          <table:table-cell office:value-type="string" calcext:value-type="string">
            <text:p>J</text:p>
          </table:table-cell>
          <table:covered-table-cell/>
          <table:covered-table-cell table:style-name="ce22"/>
          <table:covered-table-cell table:style-name="ce218"/>
          <table:covered-table-cell table:style-name="ce283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167"/>
          <table:table-cell table:style-name="ce182"/>
          <table:table-cell table:style-name="ce194"/>
          <table:table-cell/>
          <table:table-cell table:style-name="ce195" table:number-columns-repeated="2"/>
          <table:table-cell table:style-name="ce182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 table:style-name="ce110"/>
          <table:covered-table-cell table:style-name="ce436"/>
          <table:table-cell table:style-name="ce370" office:value-type="string" calcext:value-type="string">
            <text:p>[W|Rb]</text:p>
          </table:table-cell>
          <table:table-cell table:style-name="ce385" office:value-type="string" calcext:value-type="string" table:number-columns-spanned="1" table:number-rows-spanned="2">
            <text:p>A−B</text:p>
          </table:table-cell>
          <table:table-cell table:style-name="ce314" office:value-type="string" calcext:value-type="string" table:number-columns-spanned="1" table:number-rows-spanned="2">
            <text:p>—</text:p>
          </table:table-cell>
          <table:covered-table-cell table:style-name="ce399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/>
          <table:table-cell table:style-name="ce182"/>
          <table:table-cell table:style-name="ce194"/>
          <table:table-cell/>
          <table:table-cell table:style-name="ce195" table:number-columns-repeated="2"/>
          <table:table-cell table:style-name="ce182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 table:style-name="ce110"/>
          <table:covered-table-cell table:style-name="ce436"/>
          <table:table-cell office:value-type="string" calcext:value-type="string">
            <text:p>J</text:p>
          </table:table-cell>
          <table:covered-table-cell table:number-columns-repeated="2"/>
          <table:covered-table-cell table:style-name="ce399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/SRL/ROL/SRA</text:p>
          </table:table-cell>
          <table:table-cell table:style-name="ce167"/>
          <table:table-cell table:style-name="ce182"/>
          <table:table-cell table:style-name="ce195"/>
          <table:table-cell table:style-name="ce182"/>
          <table:table-cell table:style-name="ce195" table:number-columns-repeated="2"/>
          <table:table-cell table:style-name="ce182"/>
          <table:table-cell table:style-name="ce206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 table:style-name="ce221"/>
          <table:covered-table-cell table:style-name="ce436"/>
          <table:table-cell table:style-name="ce370" office:value-type="string" calcext:value-type="string">
            <text:p>[W|Rb]</text:p>
          </table:table-cell>
          <table:table-cell table:style-name="ce256" office:value-type="string" calcext:value-type="string" table:number-columns-spanned="1" table:number-rows-spanned="2">
            <office:annotation draw:style-name="gr11" draw:text-style-name="P4" svg:width="103.72pt" svg:height="16.89pt" svg:x="601.68pt" svg:y="72.71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A;</text:p>
            <text:p>R≶≶1</text:p>
          </table:table-cell>
          <table:table-cell table:style-name="ce394" office:value-type="string" calcext:value-type="string" table:number-columns-spanned="1" table:number-rows-spanned="2">
            <text:p>[W|Rsd]</text:p>
          </table:table-cell>
          <table:table-cell table:style-name="ce371" office:value-type="string" calcext:value-type="string" table:number-columns-spanned="1" table:number-rows-spanned="2">
            <text:p>ZS</text:p>
          </table:table-cell>
          <table:covered-table-cell/>
          <table:table-cell/>
          <table:table-cell table:style-name="ce23" table:number-columns-repeated="3"/>
          <table:table-cell table:style-name="ce398"/>
          <table:table-cell table:number-columns-repeated="2"/>
        </table:table-row>
        <table:table-row table:style-name="ro1">
          <table:table-cell table:style-name="ce156" office:value-type="string" calcext:value-type="string">
            <text:p>SLLI/SRLI/ROLI/SRAI</text:p>
          </table:table-cell>
          <table:table-cell table:style-name="ce169"/>
          <table:table-cell table:style-name="ce183"/>
          <table:table-cell table:style-name="ce277"/>
          <table:table-cell table:style-name="ce183"/>
          <table:table-cell table:style-name="ce277" table:number-columns-repeated="2"/>
          <table:table-cell table:style-name="ce183"/>
          <table:table-cell table:style-name="ce208"/>
          <table:covered-table-cell table:number-columns-repeated="2" table:style-name="ce277"/>
          <table:table-cell table:style-name="ce320" office:value-type="string" calcext:value-type="string">
            <text:p>imm</text:p>
          </table:table-cell>
          <table:covered-table-cell table:style-name="ce221"/>
          <table:covered-table-cell table:style-name="ce365"/>
          <table:table-cell table:style-name="ce371" office:value-type="string" calcext:value-type="string">
            <text:p>J</text:p>
          </table:table-cell>
          <table:covered-table-cell table:style-name="ce332"/>
          <table:covered-table-cell table:number-columns-repeated="2" table:style-name="ce471"/>
          <table:covered-table-cell/>
          <table:table-cell table:number-columns-repeated="7"/>
        </table:table-row>
        <table:table-row table:style-name="ro1">
          <table:table-cell table:style-name="ce155" office:value-type="string" calcext:value-type="string">
            <text:p>STW</text:p>
          </table:table-cell>
          <table:table-cell table:style-name="ce166"/>
          <table:table-cell table:style-name="ce185"/>
          <table:table-cell table:style-name="ce193" table:number-columns-repeated="3"/>
          <table:table-cell table:style-name="ce180"/>
          <table:table-cell table:style-name="ce193"/>
          <table:table-cell table:style-name="ce424"/>
          <table:covered-table-cell table:number-columns-repeated="2" table:style-name="ce291"/>
          <table:table-cell table:style-name="ce316" office:value-type="string" calcext:value-type="string" table:number-columns-spanned="1" table:number-rows-spanned="2">
            <text:p>—</text:p>
          </table:table-cell>
          <table:table-cell table:style-name="ce226" office:value-type="string" calcext:value-type="string" table:number-columns-spanned="1" table:number-rows-spanned="4">
            <text:p>W</text:p>
          </table:table-cell>
          <table:table-cell table:style-name="ce361" office:value-type="string" calcext:value-type="string" table:number-columns-spanned="1" table:number-rows-spanned="4">
            <text:p>—</text:p>
          </table:table-cell>
          <table:table-cell table:style-name="ce366" office:value-type="string" calcext:value-type="string" table:number-columns-spanned="1" table:number-rows-spanned="2">
            <text:p>[W|Rb]</text:p>
          </table:table-cell>
          <table:table-cell table:style-name="ce254" office:value-type="string" calcext:value-type="string" table:number-columns-spanned="1" table:number-rows-spanned="2">
            <office:annotation draw:style-name="gr11" draw:text-style-name="P4" svg:width="104.77pt" svg:height="16.89pt" svg:x="591.36pt" svg:y="55.56pt" draw:caption-point-x="-6.97pt" draw:caption-point-y="85.55pt">
              <dc:date>2019-06-28T00:00:00</dc:date>
              <text:p text:style-name="P3"><text:span text:style-name="T2">Multicycle instruction</text:span></text:p>
            </office:annotation>
            <text:p><text:span text:style-name="T3">A;</text:span></text:p>
            <text:p>B</text:p>
          </table:table-cell>
          <table:table-cell table:style-name="ce472" office:value-type="string" calcext:value-type="string">
            <text:p>—</text:p>
          </table:table-cell>
          <table:table-cell table:style-name="ce381" office:value-type="string" calcext:value-type="string" table:number-columns-spanned="1" table:number-rows-spanned="4">
            <text:p>—</text:p>
          </table:table-cell>
          <table:table-cell table:style-name="ce321" office:value-type="string" calcext:value-type="string" table:number-columns-spanned="1" table:number-rows-spanned="4">
            <text:p>PC+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CHW</text:p>
          </table:table-cell>
          <table:table-cell table:style-name="ce167"/>
          <table:table-cell table:style-name="ce414"/>
          <table:table-cell table:style-name="ce194"/>
          <table:table-cell table:style-name="ce182"/>
          <table:table-cell table:style-name="ce194"/>
          <table:table-cell table:style-name="ce182"/>
          <table:table-cell table:style-name="ce194"/>
          <table:table-cell table:style-name="ce425"/>
          <table:covered-table-cell table:number-columns-repeated="3"/>
          <table:covered-table-cell table:style-name="ce227"/>
          <table:covered-table-cell/>
          <table:covered-table-cell table:style-name="ce372"/>
          <table:covered-table-cell/>
          <table:table-cell table:style-name="ce370" office:value-type="string" calcext:value-type="string">
            <text:p>[W|Rsd]</text:p>
          </table:table-cell>
          <table:covered-table-cell table:style-name="ce399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DJW</text:p>
          </table:table-cell>
          <table:table-cell/>
          <table:table-cell table:style-name="ce414"/>
          <table:table-cell table:style-name="ce194" table:number-columns-repeated="3"/>
          <table:table-cell table:style-name="ce182"/>
          <table:table-cell table:style-name="ce194"/>
          <table:table-cell table:style-name="ce425"/>
          <table:covered-table-cell table:number-columns-repeated="2"/>
          <table:table-cell table:style-name="ce321" office:value-type="string" calcext:value-type="string" table:number-columns-spanned="1" table:number-rows-spanned="2">
            <text:p>imm</text:p>
          </table:table-cell>
          <table:covered-table-cell table:style-name="ce227"/>
          <table:covered-table-cell/>
          <table:table-cell table:style-name="ce371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office:annotation draw:style-name="gr11" draw:text-style-name="P4" svg:width="102.27pt" svg:height="16.89pt" svg:x="601.68pt" svg:y="123.9pt" draw:caption-point-x="-17.29pt" draw:caption-point-y="42.8pt">
              <dc:date>2019-06-28T00:00:00</dc:date>
              <text:p text:style-name="P3"><text:span text:style-name="T2">Multicycle </text:span><text:span text:style-name="T2">instruction</text:span></text:p>
            </office:annotation>
            <text:p><text:span text:style-name="T3">A;</text:span></text:p>
            <text:p>A+B</text:p>
          </table:table-cell>
          <table:table-cell table:style-name="ce399" office:value-type="string" calcext:value-type="string">
            <text:p>—</text:p>
          </table:table-cell>
          <table:covered-table-cell table:style-name="ce399"/>
          <table:covered-table-cell/>
          <table:table-cell/>
          <table:table-cell table:style-name="ce405" table:number-columns-repeated="3"/>
          <table:table-cell table:style-name="ce409"/>
          <table:table-cell table:number-columns-repeated="2"/>
        </table:table-row>
        <table:table-row table:style-name="ro1">
          <table:table-cell table:style-name="ce156" office:value-type="string" calcext:value-type="string">
            <text:p>LDW</text:p>
          </table:table-cell>
          <table:table-cell table:style-name="ce169"/>
          <table:table-cell table:style-name="ce187"/>
          <table:table-cell table:style-name="ce410"/>
          <table:table-cell table:style-name="ce183"/>
          <table:table-cell table:style-name="ce410"/>
          <table:table-cell table:style-name="ce183"/>
          <table:table-cell table:style-name="ce410"/>
          <table:table-cell table:style-name="ce426"/>
          <table:covered-table-cell table:number-columns-repeated="3" table:style-name="ce277"/>
          <table:covered-table-cell table:style-name="ce221"/>
          <table:covered-table-cell table:style-name="ce365"/>
          <table:covered-table-cell table:style-name="ce277"/>
          <table:covered-table-cell table:style-name="ce332"/>
          <table:table-cell table:style-name="ce394" office:value-type="string" calcext:value-type="string">
            <text:p>[W|Rsd]</text:p>
          </table:table-cell>
          <table:covered-table-cell table:number-columns-repeated="2" table:style-name="ce471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157" office:value-type="string" calcext:value-type="string">
            <text:p>LD/LDX</text:p>
          </table:table-cell>
          <table:table-cell table:style-name="ce170"/>
          <table:table-cell table:style-name="ce180"/>
          <table:table-cell table:style-name="ce291"/>
          <table:table-cell table:style-name="ce180"/>
          <table:table-cell table:style-name="ce291" table:number-columns-repeated="3"/>
          <table:table-cell table:style-name="ce209"/>
          <table:covered-table-cell table:number-columns-repeated="2" table:style-name="ce291"/>
          <table:table-cell table:style-name="ce322" office:value-type="string" calcext:value-type="string">
            <text:p>imm</text:p>
          </table:table-cell>
          <table:table-cell table:style-name="ce338" office:value-type="string" calcext:value-type="string" table:number-columns-spanned="1" table:number-rows-spanned="2">
            <text:p>[W|Ra]</text:p>
          </table:table-cell>
          <table:table-cell table:style-name="ce336" office:value-type="string" calcext:value-type="string" table:number-columns-spanned="1" table:number-rows-spanned="6">
            <text:p>A+J</text:p>
          </table:table-cell>
          <table:table-cell table:style-name="ce246" office:value-type="string" calcext:value-type="string" table:number-columns-spanned="1" table:number-rows-spanned="3">
            <text:p>[M]</text:p>
          </table:table-cell>
          <table:table-cell table:style-name="ce257" office:value-type="string" calcext:value-type="string" table:number-columns-spanned="1" table:number-rows-spanned="6">
            <text:p>B</text:p>
          </table:table-cell>
          <table:table-cell table:style-name="ce366" office:value-type="string" calcext:value-type="string" table:number-columns-spanned="1" table:number-rows-spanned="3">
            <text:p>[W|Rsd]</text:p>
          </table:table-cell>
          <table:table-cell table:style-name="ce276" office:value-type="string" calcext:value-type="string" table:number-columns-spanned="1" table:number-rows-spanned="6">
            <text:p>—</text:p>
          </table:table-cell>
          <table:table-cell table:style-name="ce321" office:value-type="string" calcext:value-type="string" table:number-columns-spanned="1" table:number-rows-spanned="6">
            <text:p>PC+1</text:p>
          </table:table-cell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245" office:value-type="string" calcext:value-type="string">
            <text:p>LDR</text:p>
          </table:table-cell>
          <table:table-cell table:number-columns-repeated="3"/>
          <table:table-cell table:style-name="ce269"/>
          <table:table-cell table:number-columns-repeated="4"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number-columns-repeated="2"/>
          <table:covered-table-cell table:style-name="ce458"/>
          <table:covered-table-cell table:style-name="ce385"/>
          <table:covered-table-cell table:style-name="ce400"/>
          <table:covered-table-cell table:style-name="ce22"/>
          <table:covered-table-cell table:style-name="ce334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245" office:value-type="string" calcext:value-type="string">
            <text:p>LDXA</text:p>
          </table:table-cell>
          <table:table-cell table:number-columns-repeated="3"/>
          <table:table-cell table:style-name="ce269"/>
          <table:table-cell table:number-columns-repeated="4"/>
          <table:covered-table-cell table:number-columns-repeated="2"/>
          <table:table-cell table:style-name="ce322" office:value-type="string" calcext:value-type="string">
            <text:p>imm</text:p>
          </table:table-cell>
          <table:table-cell table:style-name="ce340" office:value-type="float" office:value="0" calcext:value-type="float">
            <text:p>0</text:p>
          </table:table-cell>
          <table:covered-table-cell/>
          <table:covered-table-cell table:style-name="ce375"/>
          <table:covered-table-cell table:style-name="ce385"/>
          <table:covered-table-cell table:style-name="ce400"/>
          <table:covered-table-cell table:style-name="ce22"/>
          <table:covered-table-cell table:style-name="ce334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245" office:value-type="string" calcext:value-type="string">
            <text:p>ST/STX</text:p>
          </table:table-cell>
          <table:table-cell/>
          <table:table-cell table:style-name="ce269" table:number-columns-repeated="2"/>
          <table:table-cell table:style-name="Default"/>
          <table:table-cell table:number-columns-repeated="4"/>
          <table:covered-table-cell table:number-columns-repeated="2"/>
          <table:table-cell table:style-name="ce322" office:value-type="string" calcext:value-type="string">
            <text:p>imm</text:p>
          </table:table-cell>
          <table:table-cell table:style-name="ce338" office:value-type="string" calcext:value-type="string" table:number-columns-spanned="1" table:number-rows-spanned="2">
            <text:p>[W|Ra]</text:p>
          </table:table-cell>
          <table:covered-table-cell/>
          <table:table-cell table:style-name="ce376" office:value-type="string" calcext:value-type="string" table:number-columns-spanned="1" table:number-rows-spanned="3">
            <text:p>[W|Rsd]</text:p>
          </table:table-cell>
          <table:covered-table-cell table:style-name="ce385"/>
          <table:table-cell table:style-name="ce371" office:value-type="string" calcext:value-type="string" table:number-columns-spanned="1" table:number-rows-spanned="3">
            <text:p>[M]</text:p>
          </table:table-cell>
          <table:covered-table-cell table:style-name="ce22"/>
          <table:covered-table-cell table:style-name="ce334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245" office:value-type="string" calcext:value-type="string">
            <text:p>STR</text:p>
          </table:table-cell>
          <table:table-cell/>
          <table:table-cell table:style-name="ce269" table:number-columns-repeated="2"/>
          <table:table-cell table:style-name="Default"/>
          <table:table-cell table:number-columns-repeated="4"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number-columns-repeated="2"/>
          <table:covered-table-cell table:style-name="ce376"/>
          <table:covered-table-cell table:style-name="ce385"/>
          <table:covered-table-cell table:style-name="ce401"/>
          <table:covered-table-cell table:style-name="ce22"/>
          <table:covered-table-cell table:style-name="ce334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160" office:value-type="string" calcext:value-type="string">
            <text:p>STXA</text:p>
          </table:table-cell>
          <table:table-cell table:style-name="ce169"/>
          <table:table-cell table:style-name="ce277"/>
          <table:table-cell table:style-name="ce183"/>
          <table:table-cell table:style-name="ce277" table:number-columns-repeated="4"/>
          <table:table-cell table:style-name="ce210"/>
          <table:covered-table-cell table:number-columns-repeated="2" table:style-name="ce277"/>
          <table:table-cell table:style-name="ce240" office:value-type="string" calcext:value-type="string">
            <text:p>imm</text:p>
          </table:table-cell>
          <table:table-cell table:style-name="ce341" office:value-type="float" office:value="0" calcext:value-type="float">
            <text:p>0</text:p>
          </table:table-cell>
          <table:covered-table-cell table:style-name="ce365"/>
          <table:covered-table-cell table:style-name="ce371"/>
          <table:covered-table-cell table:style-name="ce332"/>
          <table:covered-table-cell table:style-name="ce476"/>
          <table:covered-table-cell table:style-name="ce328"/>
          <table:covered-table-cell table:style-name="ce50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188"/>
          <table:table-cell/>
          <table:table-cell table:style-name="ce269"/>
          <table:table-cell table:number-columns-repeated="4"/>
          <table:covered-table-cell table:number-columns-repeated="2"/>
          <table:table-cell table:style-name="ce322" office:value-type="string" calcext:value-type="string">
            <text:p>imm</text:p>
          </table:table-cell>
          <table:table-cell table:style-name="ce343" office:value-type="float" office:value="0" calcext:value-type="float" table:number-columns-spanned="1" table:number-rows-spanned="2">
            <text:p>0</text:p>
          </table:table-cell>
          <table:table-cell table:style-name="ce361" office:value-type="string" calcext:value-type="string" table:number-columns-spanned="1" table:number-rows-spanned="2">
            <text:p>—</text:p>
          </table:table-cell>
          <table:table-cell table:style-name="ce371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text:p>B</text:p>
          </table:table-cell>
          <table:table-cell table:style-name="ce321" office:value-type="string" calcext:value-type="string" table:number-columns-spanned="1" table:number-rows-spanned="2">
            <text:p>[W|Rsd]</text:p>
          </table:table-cell>
          <table:table-cell table:style-name="ce386" office:value-type="string" calcext:value-type="string" table:number-columns-spanned="1" table:number-rows-spanned="2">
            <text:p>—</text:p>
          </table:table-cell>
          <table:table-cell table:style-name="ce321" office:value-type="string" calcext:value-type="string" table:number-columns-spanned="1" table:number-rows-spanned="2">
            <text:p>PC+1</text:p>
          </table:table-cell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156" office:value-type="string" calcext:value-type="string">
            <text:p>MOVR</text:p>
          </table:table-cell>
          <table:table-cell table:style-name="ce169"/>
          <table:table-cell table:style-name="ce187"/>
          <table:table-cell table:style-name="ce277"/>
          <table:table-cell table:style-name="ce183"/>
          <table:table-cell table:style-name="ce277" table:number-columns-repeated="3"/>
          <table:table-cell table:style-name="ce210"/>
          <table:covered-table-cell table:number-columns-repeated="2" table:style-name="ce277"/>
          <table:table-cell table:style-name="ce330" office:value-type="string" calcext:value-type="string">
            <text:p>PC+1+imm</text:p>
          </table:table-cell>
          <table:covered-table-cell table:style-name="ce346"/>
          <table:covered-table-cell table:style-name="ce365"/>
          <table:covered-table-cell table:style-name="ce371"/>
          <table:covered-table-cell table:style-name="ce332"/>
          <table:covered-table-cell table:style-name="ce321"/>
          <table:covered-table-cell table:style-name="ce328"/>
          <table:covered-table-cell table:style-name="ce277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J/Bcc</text:p>
          </table:table-cell>
          <table:table-cell/>
          <table:table-cell table:style-name="ce414"/>
          <table:table-cell table:style-name="ce195"/>
          <table:table-cell/>
          <table:table-cell table:style-name="ce182"/>
          <table:table-cell/>
          <table:table-cell table:style-name="ce195"/>
          <table:table-cell/>
          <table:covered-table-cell table:number-columns-repeated="2"/>
          <table:table-cell table:style-name="ce334" office:value-type="string" calcext:value-type="string" table:number-columns-spanned="1" table:number-rows-spanned="4">
            <text:p>imm</text:p>
          </table:table-cell>
          <table:table-cell table:style-name="ce356" office:value-type="string" calcext:value-type="string" table:number-columns-spanned="1" table:number-rows-spanned="3">
            <text:p>PC+1</text:p>
          </table:table-cell>
          <table:table-cell office:value-type="string" calcext:value-type="string" table:number-columns-spanned="1" table:number-rows-spanned="6">
            <text:p>—</text:p>
          </table:table-cell>
          <table:table-cell office:value-type="string" calcext:value-type="string" table:number-columns-spanned="1" table:number-rows-spanned="4">
            <text:p>J</text:p>
          </table:table-cell>
          <table:table-cell table:style-name="ce382" office:value-type="string" calcext:value-type="string">
            <text:p>F?A+B:A</text:p>
          </table:table-cell>
          <table:table-cell office:value-type="string" calcext:value-type="string">
            <text:p>—</text:p>
          </table:table-cell>
          <table:table-cell table:style-name="ce314" office:value-type="string" calcext:value-type="string" table:number-columns-spanned="1" table:number-rows-spanned="9">
            <text:p>—</text:p>
          </table:table-cell>
          <table:table-cell table:style-name="ce390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AL</text:p>
          </table:table-cell>
          <table:table-cell table:style-name="ce175" table:number-columns-spanned="1" table:number-rows-spanned="2"/>
          <table:table-cell table:style-name="ce281"/>
          <table:table-cell table:style-name="ce3"/>
          <table:table-cell table:style-name="ce292"/>
          <table:table-cell/>
          <table:table-cell table:style-name="ce281"/>
          <table:table-cell table:style-name="ce3"/>
          <table:table-cell table:style-name="ce306"/>
          <table:covered-table-cell table:number-columns-repeated="6"/>
          <table:table-cell table:style-name="ce385" office:value-type="string" calcext:value-type="string" table:number-columns-spanned="1" table:number-rows-spanned="2">
            <office:annotation draw:style-name="gr11" draw:text-style-name="P4" svg:width="98.36pt" svg:height="16.89pt" svg:x="601.68pt" svg:y="264.73pt" draw:caption-point-x="-17.29pt" draw:caption-point-y="42.8pt">
              <dc:date>2019-06-28T00:00:00</dc:date>
              <text:p text:style-name="P3"><text:span text:style-name="T2">Multicycle </text:span><text:span text:style-name="T2">instruction</text:span></text:p>
            </office:annotation>
            <text:p>A;</text:p>
            <text:p>A+B</text:p>
          </table:table-cell>
          <table:table-cell table:style-name="ce400" office:value-type="string" calcext:value-type="string">
            <text:p>[W|Rsd]</text:p>
          </table:table-cell>
          <table:covered-table-cell table:style-name="ce12"/>
          <table:table-cell table:style-name="ce393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5"/>
          <table:covered-table-cell/>
          <table:table-cell table:style-name="ce283"/>
          <table:table-cell/>
          <table:table-cell table:style-name="Default"/>
          <table:table-cell table:style-name="ce269"/>
          <table:table-cell table:style-name="ce283"/>
          <table:table-cell table:number-columns-repeated="2"/>
          <table:covered-table-cell table:number-columns-repeated="4"/>
          <table:covered-table-cell table:style-name="ce336"/>
          <table:covered-table-cell table:style-name="ce50"/>
          <table:covered-table-cell/>
          <table:table-cell table:style-name="ce393" office:value-type="string" calcext:value-type="string" table:number-columns-spanned="1" table:number-rows-spanned="2">
            <text:p>—</text:p>
          </table:table-cell>
          <table:covered-table-cell table:style-name="ce22"/>
          <table:table-cell table:style-name="ce413" office:value-type="string" calcext:value-type="string" table:number-columns-spanned="1" table:number-rows-spanned="2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5" office:value-type="string" calcext:value-type="string">
            <text:p>JR</text:p>
          </table:table-cell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style-name="ce195"/>
          <table:table-cell/>
          <table:covered-table-cell table:number-columns-repeated="3"/>
          <table:table-cell office:value-type="string" calcext:value-type="string">
            <text:p>[W|Rsd]</text:p>
          </table:table-cell>
          <table:covered-table-cell table:number-columns-repeated="2"/>
          <table:table-cell table:style-name="ce385" office:value-type="string" calcext:value-type="string">
            <text:p>A+B</text:p>
          </table:table-cell>
          <table:covered-table-cell table:style-name="ce314"/>
          <table:covered-table-cell/>
          <table:covered-table-cell table:style-name="ce413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RAL</text:p>
          </table:table-cell>
          <table:table-cell table:number-columns-repeated="2"/>
          <table:table-cell table:style-name="ce182"/>
          <table:table-cell table:style-name="ce269"/>
          <table:table-cell/>
          <table:table-cell table:style-name="ce194"/>
          <table:table-cell table:style-name="ce195"/>
          <table:table-cell/>
          <table:covered-table-cell table:number-columns-repeated="2"/>
          <table:table-cell table:style-name="ce316" office:value-type="string" calcext:value-type="string" table:number-columns-spanned="1" table:number-rows-spanned="2">
            <text:p>—</text:p>
          </table:table-cell>
          <table:table-cell table:style-name="ce356" office:value-type="string" calcext:value-type="string" table:number-columns-spanned="1" table:number-rows-spanned="2">
            <text:p>PC+1</text:p>
          </table:table-cell>
          <table:covered-table-cell/>
          <table:table-cell table:style-name="ce370" office:value-type="string" calcext:value-type="string" table:number-columns-spanned="1" table:number-rows-spanned="2">
            <text:p>[W|Rb]</text:p>
          </table:table-cell>
          <table:table-cell table:style-name="ce385" office:value-type="string" calcext:value-type="string" table:number-columns-spanned="1" table:number-rows-spanned="2">
            <text:p>A;</text:p>
            <text:p>B</text:p>
          </table:table-cell>
          <table:table-cell table:style-name="ce400" office:value-type="string" calcext:value-type="string">
            <text:p>[W|Rsd]</text:p>
          </table:table-cell>
          <table:covered-table-cell/>
          <table:table-cell table:style-name="ce393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5"/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style-name="ce195"/>
          <table:table-cell/>
          <table:covered-table-cell table:number-columns-repeated="6"/>
          <table:covered-table-cell table:style-name="ce385"/>
          <table:table-cell table:style-name="ce314" office:value-type="string" calcext:value-type="string" table:number-columns-spanned="1" table:number-rows-spanned="4">
            <text:p>—</text:p>
          </table:table-cell>
          <table:covered-table-cell/>
          <table:table-cell table:style-name="ce413" office:value-type="string" calcext:value-type="string" table:number-columns-spanned="1" table:number-rows-spanned="2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5" office:value-type="string" calcext:value-type="string">
            <text:p>JVT</text:p>
          </table:table-cell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style-name="ce195"/>
          <table:table-cell/>
          <table:covered-table-cell table:number-columns-repeated="2"/>
          <table:table-cell table:style-name="ce322" office:value-type="string" calcext:value-type="string">
            <text:p>imm</text:p>
          </table:table-cell>
          <table:table-cell table:style-name="ce349" office:value-type="string" calcext:value-type="string" table:number-columns-spanned="1" table:number-rows-spanned="2">
            <text:p>[W|Rsd]</text:p>
          </table:table-cell>
          <table:table-cell table:style-name="ce322" office:value-type="string" calcext:value-type="string" table:number-columns-spanned="1" table:number-rows-spanned="2">
            <text:p>A+J</text:p>
          </table:table-cell>
          <table:table-cell table:style-name="ce375" office:value-type="string" calcext:value-type="string" table:number-columns-spanned="1" table:number-rows-spanned="2">
            <text:p>[M]</text:p>
          </table:table-cell>
          <table:table-cell table:style-name="ce382" office:value-type="string" calcext:value-type="string">
            <text:p>A+B</text:p>
          </table:table-cell>
          <table:covered-table-cell table:number-columns-repeated="2"/>
          <table:covered-table-cell table:style-name="ce401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ST</text:p>
          </table:table-cell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style-name="ce195"/>
          <table:table-cell/>
          <table:covered-table-cell table:number-columns-repeated="2"/>
          <table:table-cell table:style-name="ce331" office:value-type="string" calcext:value-type="string" table:number-columns-spanned="1" table:number-rows-spanned="2">
            <text:p>PC+1+imm</text:p>
          </table:table-cell>
          <table:covered-table-cell table:style-name="ce102"/>
          <table:covered-table-cell table:style-name="ce361"/>
          <table:covered-table-cell table:style-name="ce363"/>
          <table:table-cell table:style-name="ce385" office:value-type="string" calcext:value-type="string" table:number-columns-spanned="1" table:number-rows-spanned="2">
            <office:annotation draw:style-name="gr11" draw:text-style-name="P4" svg:width="100.26pt" svg:height="16.89pt" svg:x="601.68pt" svg:y="341.52pt" draw:caption-point-x="-17.29pt" draw:caption-point-y="42.8pt">
              <dc:date>2019-07-12T00:00:00</dc:date>
              <text:p text:style-name="P3"><text:span text:style-name="T2">Multicycle </text:span><text:span text:style-name="T2">instruction</text:span></text:p>
            </office:annotation>
            <text:p>A+B</text:p>
          </table:table-cell>
          <table:covered-table-cell table:number-columns-repeated="2"/>
          <table:table-cell table:style-name="ce372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5"/>
          <table:table-cell/>
          <table:table-cell table:style-name="ce194"/>
          <table:table-cell table:number-columns-repeated="2"/>
          <table:table-cell table:style-name="ce269"/>
          <table:table-cell table:style-name="ce194"/>
          <table:table-cell table:style-name="ce195"/>
          <table:table-cell/>
          <table:covered-table-cell table:number-columns-repeated="2"/>
          <table:covered-table-cell table:style-name="ce336"/>
          <table:table-cell table:style-name="ce350" office:value-type="string" calcext:value-type="string">
            <office:annotation draw:style-name="gr11" draw:text-style-name="P4" svg:width="128.41pt" svg:height="16.89pt" svg:x="440.9pt" svg:y="354.3pt" draw:caption-point-x="-17.29pt" draw:caption-point-y="42.8pt">
              <dc:date>2019-07-12T00:00:00</dc:date>
              <text:p text:style-name="P3"><text:span text:style-name="T2">Latch [M] and </text:span><text:span text:style-name="T2">reload into A</text:span></text:p>
            </office:annotation>
            <text:p>[M]</text:p>
          </table:table-cell>
          <table:table-cell table:style-name="ce361" office:value-type="string" calcext:value-type="string">
            <text:p>—</text:p>
          </table:table-cell>
          <table:table-cell table:style-name="ce369" office:value-type="string" calcext:value-type="string">
            <text:p>J</text:p>
          </table:table-cell>
          <table:covered-table-cell table:number-columns-repeated="3"/>
          <table:table-cell table:style-name="ce401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4" office:value-type="string" calcext:value-type="string">
            <text:p>EXTI</text:p>
          </table:table-cell>
          <table:table-cell table:style-name="ce176"/>
          <table:table-cell table:style-name="ce191" table:number-columns-repeated="3"/>
          <table:table-cell table:style-name="ce202"/>
          <table:table-cell table:style-name="ce296" table:number-columns-repeated="2"/>
          <table:table-cell table:style-name="ce215"/>
          <table:covered-table-cell table:number-columns-repeated="2" table:style-name="ce296"/>
          <table:table-cell table:style-name="ce325" office:value-type="string" calcext:value-type="string">
            <text:p>—</text:p>
          </table:table-cell>
          <table:table-cell table:style-name="ce232" office:value-type="string" calcext:value-type="string">
            <text:p>—</text:p>
          </table:table-cell>
          <table:table-cell table:style-name="ce365" office:value-type="string" calcext:value-type="string">
            <text:p>—</text:p>
          </table:table-cell>
          <table:table-cell table:style-name="ce381" office:value-type="string" calcext:value-type="string">
            <text:p>—</text:p>
          </table:table-cell>
          <table:table-cell table:style-name="ce260" office:value-type="string" calcext:value-type="string">
            <text:p>—</text:p>
          </table:table-cell>
          <table:table-cell table:number-columns-repeated="2" table:style-name="ce325" office:value-type="string" calcext:value-type="string">
            <text:p>—</text:p>
          </table:table-cell>
          <table:table-cell table:style-name="ce282" office:value-type="string" calcext:value-type="string">
            <text:p>PC+1</text:p>
          </table:table-cell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2" table:number-columns-repeated="2"/>
          <table:table-cell table:style-name="ce218" table:number-columns-repeated="8"/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table:style-name="ce12" office:value-type="string" calcext:value-type="string" table:number-columns-spanned="8" table:number-rows-spanned="4">
            <text:p>4-LUT architecture</text:p>
            <text:p>LC cost estimate  </text:p>
          </table:table-cell>
          <table:covered-table-cell table:number-columns-repeated="7" table:style-name="ce22"/>
          <table:table-cell table:style-name="ce22"/>
          <table:table-cell table:style-name="ce22" office:value-type="float" office:value="16" calcext:value-type="float">
            <office:annotation draw:style-name="gr11" draw:text-style-name="P4" svg:width="82.18pt" svg:height="16.89pt" svg:x="333.69pt" svg:y="392.71pt" draw:caption-point-x="-17.29pt" draw:caption-point-y="42.8pt">
              <dc:date>2019-07-01T00:00:00</dc:date>
              <text:p text:style-name="P3"><text:span text:style-name="T2">PC+1 adder</text:span></text:p>
            </office:annotation>
            <text:p>16</text:p>
          </table:table-cell>
          <table:table-cell table:style-name="ce22" office:value-type="float" office:value="16" calcext:value-type="float">
            <office:annotation draw:style-name="gr11" draw:text-style-name="P4" svg:width="108.14pt" svg:height="16.89pt" svg:x="387.3pt" svg:y="392.71pt" draw:caption-point-x="-17.29pt" draw:caption-point-y="42.8pt">
              <dc:date>2019-07-01T00:00:00</dc:date>
              <text:p text:style-name="P3"><text:span text:style-name="T2">PC+1+imm adder/</text:span><text:span text:style-name="T2">mux</text:span></text:p>
            </office:annotation>
            <text:p>16</text:p>
          </table:table-cell>
          <table:table-cell table:style-name="ce218" office:value-type="float" office:value="32" calcext:value-type="float">
            <office:annotation draw:style-name="gr11" draw:text-style-name="P4" svg:width="77.39pt" svg:height="16.89pt" svg:x="440.9pt" svg:y="392.71pt" draw:caption-point-x="-17.29pt" draw:caption-point-y="42.8pt">
              <dc:date>2018-12-31T00:00:00</dc:date>
              <text:p text:style-name="P3"><text:span text:style-name="T2">4-way data mux</text:span></text:p>
            </office:annotation>
            <text:p>32</text:p>
          </table:table-cell>
          <table:table-cell table:style-name="ce218" office:value-type="float" office:value="16" calcext:value-type="float">
            <office:annotation draw:style-name="gr11" draw:text-style-name="P4" svg:width="103.89pt" svg:height="16.89pt" svg:x="494.5pt" svg:y="391.35pt" draw:caption-point-x="-17.29pt" draw:caption-point-y="44.16pt">
              <dc:date>2019-07-11T00:00:00</dc:date>
              <text:p text:style-name="P3"><text:span text:style-name="T2">A+J adder</text:span></text:p>
            </office:annotation>
            <text:p>16</text:p>
          </table:table-cell>
          <table:table-cell table:style-name="ce218" office:value-type="float" office:value="16" calcext:value-type="float">
            <office:annotation draw:style-name="gr11" draw:text-style-name="P4" svg:width="77.9pt" svg:height="16.89pt" svg:x="505.73pt" svg:y="449.01pt" draw:caption-point-x="25.09pt" draw:caption-point-y="-13.49pt">
              <dc:date>2018-12-31T00:00:00</dc:date>
              <text:p text:style-name="P3"><text:span text:style-name="T2">2-way data mux</text:span></text:p>
            </office:annotation>
            <text:p>16</text:p>
          </table:table-cell>
          <table:table-cell table:style-name="ce218" office:value-type="float" office:value="67" calcext:value-type="float">
            <office:annotation draw:style-name="gr12" draw:text-style-name="P4" svg:width="82.18pt" svg:height="51pt" svg:x="601.68pt" svg:y="392.71pt" draw:caption-point-x="-17.29pt" draw:caption-point-y="42.8pt">
              <dc:date>2018-12-31T00:00:00</dc:date>
              <text:p text:style-name="P3"><text:span text:style-name="T2">ALU</text:span></text:p>
              <text:p text:style-name="P3"><text:span text:style-name="T2"/></text:p>
            </office:annotation>
            <text:p>67</text:p>
          </table:table-cell>
          <table:table-cell table:style-name="ce218" office:value-type="float" office:value="16" calcext:value-type="float">
            <office:annotation draw:style-name="gr11" draw:text-style-name="P4" svg:width="55.47pt" svg:height="16.89pt" svg:x="649.59pt" svg:y="471.29pt" draw:caption-point-x="-11.59pt" draw:caption-point-y="-35.77pt">
              <dc:date>2018-12-31T00:00:00</dc:date>
              <text:p text:style-name="P3"><text:span text:style-name="T2">2-way mux</text:span></text:p>
            </office:annotation>
            <text:p>16</text:p>
          </table:table-cell>
          <table:table-cell table:style-name="ce22" office:value-type="float" office:value="5" calcext:value-type="float">
            <office:annotation draw:style-name="gr11" draw:text-style-name="P4" svg:width="79.85pt" svg:height="16.89pt" svg:x="708.89pt" svg:y="392.71pt" draw:caption-point-x="-17.29pt" draw:caption-point-y="42.8pt">
              <dc:date>2019-01-01T00:00:00</dc:date>
              <text:p text:style-name="P3"><text:span text:style-name="T2">Zero comparator</text:span></text:p>
            </office:annotation>
            <text:p>5</text:p>
          </table:table-cell>
          <table:table-cell table:style-name="ce218" office:value-type="float" office:value="16" calcext:value-type="float">
            <office:annotation draw:style-name="gr11" draw:text-style-name="P4" svg:width="101.06pt" svg:height="16.89pt" svg:x="754.33pt" svg:y="452.66pt" draw:caption-point-x="-9.13pt" draw:caption-point-y="-17.15pt">
              <dc:date>2019-06-27T00:00:00</dc:date>
              <text:p text:style-name="P3"><text:span text:style-name="T2">PC+1 or R mux</text:span></text:p>
            </office:annotation>
            <text:p>16</text:p>
          </table:table-cell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47" calcext:value-type="float">
            <office:annotation draw:style-name="gr11" draw:text-style-name="P4" svg:width="128.27pt" svg:height="16.89pt" svg:x="333.69pt" svg:y="405.52pt" draw:caption-point-x="-17.29pt" draw:caption-point-y="42.8pt">
              <dc:date>2019-07-01T00:00:00</dc:date>
              <text:p text:style-name="P3"><text:span text:style-name="T2">Immediate expander</text:span></text:p>
            </office:annotation>
            <text:p>47</text:p>
          </table:table-cell>
          <table:table-cell table:style-name="ce22"/>
          <table:table-cell table:style-name="ce22" office:value-type="float" office:value="3" calcext:value-type="float">
            <office:annotation draw:style-name="gr11" draw:text-style-name="P4" svg:width="91.45pt" svg:height="16.89pt" svg:x="400.31pt" svg:y="483.73pt" draw:caption-point-x="23.3pt" draw:caption-point-y="-35.4pt">
              <dc:date>2019-07-11T00:00:00</dc:date>
              <text:p text:style-name="P3"><text:span text:style-name="T2">2-way Ra/Rsd mux</text:span></text:p>
            </office:annotation>
            <text:p>3</text:p>
          </table:table-cell>
          <table:table-cell table:style-name="ce218"/>
          <table:table-cell table:style-name="ce218" office:value-type="float" office:value="16" calcext:value-type="float">
            <office:annotation draw:style-name="gr13" draw:text-style-name="P4" svg:width="94.65pt" svg:height="17.66pt" svg:x="505.76pt" svg:y="470.55pt" draw:caption-point-x="25.06pt" draw:caption-point-y="-22.22pt">
              <dc:date>2018-12-31T00:00:00</dc:date>
              <text:p text:style-name="P3"><text:span text:style-name="T2">2-way address mux</text:span></text:p>
            </office:annotation>
            <text:p>16</text:p>
          </table:table-cell>
          <table:table-cell table:style-name="ce22" office:value-type="float" office:value="9" calcext:value-type="float">
            <office:annotation draw:style-name="gr11" draw:text-style-name="P4" svg:width="93.03pt" svg:height="16.89pt" svg:x="601.68pt" svg:y="405.52pt" draw:caption-point-x="-17.29pt" draw:caption-point-y="42.8pt">
              <dc:date>2018-12-31T00:00:00</dc:date>
              <text:p text:style-name="P3"><text:span text:style-name="T2">Shift state machine</text:span></text:p>
            </office:annotation>
            <text:p>9</text:p>
          </table:table-cell>
          <table:table-cell table:style-name="ce218" table:number-columns-repeated="3"/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32" calcext:value-type="float">
            <office:annotation draw:style-name="gr11" draw:text-style-name="P4" svg:width="74.52pt" svg:height="16.89pt" svg:x="333.69pt" svg:y="416.3pt" draw:caption-point-x="-17.29pt" draw:caption-point-y="44.82pt">
              <dc:date>2018-12-31T00:00:00</dc:date>
              <text:p text:style-name="P3"><text:span text:style-name="T2">Control outputs</text:span></text:p>
            </office:annotation>
            <text:p>32</text:p>
          </table:table-cell>
          <table:table-cell table:style-name="ce22" table:number-columns-repeated="3"/>
          <table:table-cell table:style-name="ce22" office:value-type="float" office:value="3" calcext:value-type="float">
            <office:annotation draw:style-name="gr11" draw:text-style-name="P4" svg:width="91.45pt" svg:height="16.89pt" svg:x="507.51pt" svg:y="496.52pt" draw:caption-point-x="23.3pt" draw:caption-point-y="-35.4pt">
              <dc:date>2018-12-31T00:00:00</dc:date>
              <text:p text:style-name="P3"><text:span text:style-name="T2">2-way Rb/Rsd mux</text:span></text:p>
            </office:annotation>
            <text:p>3</text:p>
          </table:table-cell>
          <table:table-cell table:style-name="ce22" office:value-type="float" office:value="7" calcext:value-type="float">
            <office:annotation draw:style-name="gr11" draw:text-style-name="P4" svg:width="82.18pt" svg:height="16.89pt" svg:x="601.68pt" svg:y="418.31pt" draw:caption-point-x="-17.29pt" draw:caption-point-y="42.8pt">
              <dc:date>2019-06-27T00:00:00</dc:date>
              <text:p text:style-name="P3"><text:span text:style-name="T2">Flag selector</text:span></text:p>
            </office:annotation>
            <text:p>7</text:p>
          </table:table-cell>
          <table:table-cell table:style-name="ce22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Default"/>
          <table:table-cell table:style-name="ce22" table:number-columns-repeated="6"/>
          <table:table-cell table:style-name="ce218"/>
          <table:table-cell table:style-name="ce2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8" office:value-type="string" calcext:value-type="string" table:number-columns-spanned="8" table:number-rows-spanned="1">
            <text:p>Total</text:p>
          </table:table-cell>
          <table:covered-table-cell table:number-columns-repeated="7" table:style-name="ce10"/>
          <table:table-cell table:style-name="ce380" table:formula="of:=SUM([.J33:.J36])" office:value-type="float" office:value="0" calcext:value-type="float">
            <text:p>0</text:p>
          </table:table-cell>
          <table:table-cell table:style-name="ce380" table:formula="of:=SUM([.K33:.K36])" office:value-type="float" office:value="95" calcext:value-type="float">
            <text:p>95</text:p>
          </table:table-cell>
          <table:table-cell table:style-name="ce380" table:formula="of:=SUM([.L33:.L36])" office:value-type="float" office:value="16" calcext:value-type="float">
            <text:p>16</text:p>
          </table:table-cell>
          <table:table-cell table:style-name="ce380" table:formula="of:=SUM([.M33:.M36])" office:value-type="float" office:value="35" calcext:value-type="float">
            <text:p>35</text:p>
          </table:table-cell>
          <table:table-cell table:style-name="ce380" table:formula="of:=SUM([.N33:.N36])" office:value-type="float" office:value="16" calcext:value-type="float">
            <text:p>16</text:p>
          </table:table-cell>
          <table:table-cell table:style-name="ce380" table:formula="of:=SUM([.O33:.O36])" office:value-type="float" office:value="35" calcext:value-type="float">
            <text:p>35</text:p>
          </table:table-cell>
          <table:table-cell table:style-name="ce380" table:formula="of:=SUM([.P33:.P36])" office:value-type="float" office:value="83" calcext:value-type="float">
            <text:p>83</text:p>
          </table:table-cell>
          <table:table-cell table:style-name="ce380" table:formula="of:=SUM([.Q33:.Q36])" office:value-type="float" office:value="16" calcext:value-type="float">
            <text:p>16</text:p>
          </table:table-cell>
          <table:table-cell table:style-name="ce380" table:formula="of:=SUM([.R33:.R36])" office:value-type="float" office:value="5" calcext:value-type="float">
            <text:p>5</text:p>
          </table:table-cell>
          <table:table-cell table:style-name="ce380" table:formula="of:=SUM([.S33:.S36])"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9" table:formula="of:=SUM([.J37:.S37])" office:value-type="float" office:value="317" calcext:value-type="float" table:number-columns-spanned="8" table:number-rows-spanned="1">
            <text:p>317</text:p>
          </table:table-cell>
          <table:covered-table-cell table:number-columns-repeated="7" table:style-name="ce416"/>
          <table:table-cell table:style-name="Default" table:number-columns-repeated="10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0:47:22.671984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8-12-24T05:00:44.382082677</meta:creation-date>
    <dc:date>2019-12-11T11:15:26.431914025</dc:date>
    <meta:editing-duration>P6DT28M32S</meta:editing-duration>
    <meta:editing-cycles>401</meta:editing-cycles>
    <meta:generator>LibreOffice/6.3.3.2$MacOSX_X86_64 LibreOffice_project/a64200df03143b798afd1ec74a12ab50359878ed</meta:generator>
    <meta:document-statistic meta:table-count="2" meta:cell-count="547" meta:object-count="8"/>
  </office:meta>
</office:document-meta>
</file>